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213a5b" officeooo:paragraph-rsid="00213a5b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f8a5b" officeooo:paragraph-rsid="001f8a5b"/>
    </style:style>
    <style:style style:name="T1" style:family="text">
      <style:text-properties fo:color="#000000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Num groupe et valeurs NDVI et valeurs IR (via le canal bleu)</text:span></text:p>
      <text:p text:style-name="P3"><text:span text:style-name="T1">Distance : différence entre les NDVI</text:span></text:p>
      <text:p text:style-name="P2"><text:span text:style-name="T1"/></text:p>
      <text:p text:style-name="P2"><text:span text:style-name="T1"/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1et-1.2895429E7et59.0</text:span></text:p>
      <text:p text:style-name="P2"><text:span text:style-name="T1">1et-1.2895429E7et59.0</text:span></text:p>
      <text:p text:style-name="P2"><text:span text:style-name="T1">0et-1.269805E7et62.0</text:span></text:p>
      <text:p text:style-name="P2"><text:span text:style-name="T1">0et-1.269805E7et62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0et-1.2566464E7et64.0</text:span></text:p>
      <text:p text:style-name="P2"><text:span text:style-name="T1">0et-1.2566464E7et64.0</text:span></text:p>
      <text:p text:style-name="P2"><text:span text:style-name="T1">0et-1.2566464E7et64.0</text:span></text:p>
      <text:p text:style-name="P2"><text:span text:style-name="T1">0et-1.2566464E7et64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500671E7et65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oft-page-break/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566464E7et64.0</text:span></text:p>
      <text:p text:style-name="P2"><text:span text:style-name="T1">0et-1.2566464E7et64.0</text:span></text:p>
      <text:p text:style-name="P2"><text:span text:style-name="T1">0et-1.2763843E7et61.0</text:span></text:p>
      <text:p text:style-name="P2"><text:span text:style-name="T1">0et-1.2763843E7et61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oft-page-break/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1et-1.2895429E7et59.0</text:span></text:p>
      <text:p text:style-name="P2"><text:span text:style-name="T1">1et-1.2895429E7et59.0</text:span></text:p>
      <text:p text:style-name="P2"><text:span text:style-name="T1">1et-1.2895429E7et59.0</text:span></text:p>
      <text:p text:style-name="P2"><text:span text:style-name="T1">1et-1.2895429E7et59.0</text:span></text:p>
      <text:p text:style-name="P2"><text:span text:style-name="T1">0et-1.2829636E7et60.0</text:span></text:p>
      <text:p text:style-name="P2"><text:soft-page-break/><text:span text:style-name="T1">0et-1.2829636E7et60.0</text:span></text:p>
      <text:p text:style-name="P2"><text:span text:style-name="T1">1et-1.2961222E7et58.0</text:span></text:p>
      <text:p text:style-name="P2"><text:span text:style-name="T1">1et-1.2961222E7et58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1et-1.2961222E7et58.0</text:span></text:p>
      <text:p text:style-name="P2"><text:span text:style-name="T1">1et-1.2961222E7et58.0</text:span></text:p>
      <text:p text:style-name="P2"><text:span text:style-name="T1">0et-1.2763843E7et61.0</text:span></text:p>
      <text:p text:style-name="P2"><text:span text:style-name="T1">0et-1.2763843E7et61.0</text:span></text:p>
      <text:p text:style-name="P2"><text:span text:style-name="T1">0et-1.2566464E7et64.0</text:span></text:p>
      <text:p text:style-name="P2"><text:span text:style-name="T1">0et-1.2566464E7et64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0et-1.2566464E7et64.0</text:span></text:p>
      <text:p text:style-name="P2"><text:span text:style-name="T1">0et-1.2566464E7et64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0et-1.2434878E7et66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0et-1.2434878E7et66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oft-page-break/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500671E7et65.0</text:span></text:p>
      <text:p text:style-name="P2"><text:span text:style-name="T1">0et-1.2434878E7et66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0et-1.2566464E7et64.0</text:span></text:p>
      <text:p text:style-name="P2"><text:span text:style-name="T1">0et-1.2632257E7et63.0</text:span></text:p>
      <text:p text:style-name="P2"><text:span text:style-name="T1">1et-1.3092808E7et56.0</text:span></text:p>
      <text:p text:style-name="P2"><text:span text:style-name="T1">1et-1.3092808E7et56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oft-page-break/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oft-page-break/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1et-1.2895429E7et59.0</text:span></text:p>
      <text:p text:style-name="P2"><text:span text:style-name="T1">1et-1.2895429E7et59.0</text:span></text:p>
      <text:p text:style-name="P2"><text:span text:style-name="T1">0et-1.2829636E7et60.0</text:span></text:p>
      <text:p text:style-name="P2"><text:span text:style-name="T1">0et-1.2829636E7et60.0</text:span></text:p>
      <text:p text:style-name="P2"><text:span text:style-name="T1">1et-1.2961222E7et58.0</text:span></text:p>
      <text:p text:style-name="P2"><text:span text:style-name="T1">1et-1.2961222E7et58.0</text:span></text:p>
      <text:p text:style-name="P2"><text:span text:style-name="T1">1et-1.3092808E7et56.0</text:span></text:p>
      <text:p text:style-name="P2"><text:span text:style-name="T1">1et-1.3092808E7et56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1et-1.3027015E7et57.0</text:span></text:p>
      <text:p text:style-name="P2"><text:span text:style-name="T1">1et-1.2961222E7et58.0</text:span></text:p>
      <text:p text:style-name="P2"><text:span text:style-name="T1">0et-1.2763843E7et61.0</text:span></text:p>
      <text:p text:style-name="P2"><text:span text:style-name="T1">0et-1.2763843E7et61.0</text:span></text:p>
      <text:p text:style-name="P2"><text:span text:style-name="T1">0et-1.2566464E7et64.0</text:span></text:p>
      <text:p text:style-name="P2"><text:span text:style-name="T1">0et-1.2500671E7et65.0</text:span></text:p>
      <text:p text:style-name="P2"><text:span text:style-name="T1">0et-1.2434878E7et66.0</text:span></text:p>
      <text:p text:style-name="P2"><text:span text:style-name="T1">0et-1.2500671E7et65.0</text:span></text:p>
      <text:p text:style-name="P2"><text:span text:style-name="T1">0et-1.2566464E7et64.0</text:span></text:p>
      <text:p text:style-name="P2"><text:span text:style-name="T1">0et-1.2566464E7et64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oft-page-break/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500671E7et65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oft-page-break/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0et-1.2632257E7et63.0</text:span></text:p>
      <text:p text:style-name="P2"><text:span text:style-name="T1">0et-1.2632257E7et63.0</text:span></text:p>
      <text:p text:style-name="P2"><text:span text:style-name="T1">1et-1.3092808E7et56.0</text:span></text:p>
      <text:p text:style-name="P2"><text:span text:style-name="T1">1et-1.3092808E7et56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oft-page-break/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1et-1.2895429E7et59.0</text:span></text:p>
      <text:p text:style-name="P2"><text:span text:style-name="T1">0et-1.2829636E7et60.0</text:span></text:p>
      <text:p text:style-name="P2"><text:span text:style-name="T1">0et-1.2829636E7et60.0</text:span></text:p>
      <text:p text:style-name="P2"><text:span text:style-name="T1">0et-1.2829636E7et60.0</text:span></text:p>
      <text:p text:style-name="P2"><text:span text:style-name="T1">1et-1.2961222E7et58.0</text:span></text:p>
      <text:p text:style-name="P2"><text:span text:style-name="T1">1et-1.2961222E7et58.0</text:span></text:p>
      <text:p text:style-name="P2"><text:span text:style-name="T1">1et-1.3092808E7et56.0</text:span></text:p>
      <text:p text:style-name="P2"><text:span text:style-name="T1">1et-1.3092808E7et56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2895429E7et59.0</text:span></text:p>
      <text:p text:style-name="P2"><text:span text:style-name="T1">1et-1.2961222E7et58.0</text:span></text:p>
      <text:p text:style-name="P2"><text:span text:style-name="T1">0et-1.2632257E7et63.0</text:span></text:p>
      <text:p text:style-name="P2"><text:span text:style-name="T1">0et-1.2632257E7et63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0et-1.2434878E7et66.0</text:span></text:p>
      <text:p text:style-name="P2"><text:soft-page-break/><text:span text:style-name="T1">0et-1.2500671E7et65.0</text:span></text:p>
      <text:p text:style-name="P2"><text:span text:style-name="T1">0et-1.2500671E7et65.0</text:span></text:p>
      <text:p text:style-name="P2"><text:span text:style-name="T1">0et-1.2434878E7et66.0</text:span></text:p>
      <text:p text:style-name="P2"><text:span text:style-name="T1">0et-1.2500671E7et65.0</text:span></text:p>
      <text:p text:style-name="P2"><text:span text:style-name="T1">0et-1.2434878E7et66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500671E7et65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oft-page-break/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500671E7et65.0</text:span></text:p>
      <text:p text:style-name="P2"><text:span text:style-name="T1">0et-1.2632257E7et63.0</text:span></text:p>
      <text:p text:style-name="P2"><text:span text:style-name="T1">0et-1.2632257E7et63.0</text:span></text:p>
      <text:p text:style-name="P2"><text:span text:style-name="T1">1et-1.3092808E7et56.0</text:span></text:p>
      <text:p text:style-name="P2"><text:span text:style-name="T1">1et-1.3092808E7et56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421773E7et51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oft-page-break/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1et-1.2895429E7et59.0</text:span></text:p>
      <text:p text:style-name="P2"><text:span text:style-name="T1">1et-1.2895429E7et59.0</text:span></text:p>
      <text:p text:style-name="P2"><text:span text:style-name="T1">0et-1.2829636E7et60.0</text:span></text:p>
      <text:p text:style-name="P2"><text:span text:style-name="T1">0et-1.2829636E7et60.0</text:span></text:p>
      <text:p text:style-name="P2"><text:span text:style-name="T1">1et-1.2895429E7et59.0</text:span></text:p>
      <text:p text:style-name="P2"><text:span text:style-name="T1">1et-1.2895429E7et59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oft-page-break/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2961222E7et58.0</text:span></text:p>
      <text:p text:style-name="P2"><text:span text:style-name="T1">1et-1.2961222E7et58.0</text:span></text:p>
      <text:p text:style-name="P2"><text:span text:style-name="T1">0et-1.2632257E7et63.0</text:span></text:p>
      <text:p text:style-name="P2"><text:span text:style-name="T1">0et-1.2632257E7et63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0et-1.2434878E7et66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0et-1.2434878E7et66.0</text:span></text:p>
      <text:p text:style-name="P2"><text:span text:style-name="T1">0et-1.2500671E7et65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oft-page-break/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500671E7et65.0</text:span></text:p>
      <text:p text:style-name="P2"><text:span text:style-name="T1">0et-1.2566464E7et64.0</text:span></text:p>
      <text:p text:style-name="P2"><text:span text:style-name="T1">0et-1.2632257E7et63.0</text:span></text:p>
      <text:p text:style-name="P2"><text:span text:style-name="T1">1et-1.3092808E7et56.0</text:span></text:p>
      <text:p text:style-name="P2"><text:span text:style-name="T1">1et-1.3092808E7et56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oft-page-break/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1et-1.2895429E7et59.0</text:span></text:p>
      <text:p text:style-name="P2"><text:span text:style-name="T1">1et-1.2895429E7et59.0</text:span></text:p>
      <text:p text:style-name="P2"><text:span text:style-name="T1">0et-1.2829636E7et60.0</text:span></text:p>
      <text:p text:style-name="P2"><text:span text:style-name="T1">0et-1.2829636E7et60.0</text:span></text:p>
      <text:p text:style-name="P2"><text:span text:style-name="T1">1et-1.2895429E7et59.0</text:span></text:p>
      <text:p text:style-name="P2"><text:span text:style-name="T1">1et-1.2895429E7et59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1et-1.3290187E7et53.0</text:span></text:p>
      <text:p text:style-name="P2"><text:soft-page-break/><text:span text:style-name="T1">1et-1.3290187E7et53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2895429E7et59.0</text:span></text:p>
      <text:p text:style-name="P2"><text:span text:style-name="T1">1et-1.2895429E7et59.0</text:span></text:p>
      <text:p text:style-name="P2"><text:span text:style-name="T1">0et-1.2566464E7et64.0</text:span></text:p>
      <text:p text:style-name="P2"><text:span text:style-name="T1">0et-1.2566464E7et64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0et-1.2434878E7et66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500671E7et65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oft-page-break/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237499E7et69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0et-1.2566464E7et64.0</text:span></text:p>
      <text:p text:style-name="P2"><text:span text:style-name="T1">1et-1.2961222E7et58.0</text:span></text:p>
      <text:p text:style-name="P2"><text:span text:style-name="T1">1et-1.2961222E7et58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oft-page-break/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oft-page-break/><text:span text:style-name="T1">1et-1.3421773E7et51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1et-1.2961222E7et58.0</text:span></text:p>
      <text:p text:style-name="P2"><text:span text:style-name="T1">1et-1.2961222E7et58.0</text:span></text:p>
      <text:p text:style-name="P2"><text:span text:style-name="T1">1et-1.2895429E7et59.0</text:span></text:p>
      <text:p text:style-name="P2"><text:span text:style-name="T1">1et-1.2895429E7et59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1et-1.3092808E7et56.0</text:span></text:p>
      <text:p text:style-name="P2"><text:span text:style-name="T1">1et-1.3092808E7et56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2961222E7et58.0</text:span></text:p>
      <text:p text:style-name="P2"><text:span text:style-name="T1">1et-1.2895429E7et59.0</text:span></text:p>
      <text:p text:style-name="P2"><text:span text:style-name="T1">0et-1.2566464E7et64.0</text:span></text:p>
      <text:p text:style-name="P2"><text:span text:style-name="T1">0et-1.2566464E7et64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oft-page-break/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oft-page-break/><text:span text:style-name="T1">0et-1.2566464E7et64.0</text:span></text:p>
      <text:p text:style-name="P2"><text:span text:style-name="T1">1et-1.3027015E7et57.0</text:span></text:p>
      <text:p text:style-name="P2"><text:span text:style-name="T1">1et-1.2961222E7et58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oft-page-break/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1et-1.2961222E7et58.0</text:span></text:p>
      <text:p text:style-name="P2"><text:span text:style-name="T1">1et-1.2961222E7et58.0</text:span></text:p>
      <text:p text:style-name="P2"><text:span text:style-name="T1">1et-1.2895429E7et59.0</text:span></text:p>
      <text:p text:style-name="P2"><text:span text:style-name="T1">1et-1.2895429E7et59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1et-1.3092808E7et56.0</text:span></text:p>
      <text:p text:style-name="P2"><text:span text:style-name="T1">1et-1.3092808E7et56.0</text:span></text:p>
      <text:p text:style-name="P2"><text:span text:style-name="T1">1et-1.3421773E7et51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092808E7et56.0</text:span></text:p>
      <text:p text:style-name="P2"><text:span text:style-name="T1">1et-1.3027015E7et57.0</text:span></text:p>
      <text:p text:style-name="P2"><text:span text:style-name="T1">0et-1.269805E7et62.0</text:span></text:p>
      <text:p text:style-name="P2"><text:span text:style-name="T1">0et-1.269805E7et62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oft-page-break/><text:span text:style-name="T1">0et-1.2434878E7et66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500671E7et65.0</text:span></text:p>
      <text:p text:style-name="P2"><text:span text:style-name="T1">0et-1.2434878E7et66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oft-page-break/><text:span text:style-name="T1">0et-1.2500671E7et65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369085E7et67.0</text:span></text:p>
      <text:p text:style-name="P2"><text:span text:style-name="T1">0et-1.2500671E7et65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500671E7et65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oft-page-break/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2961222E7et58.0</text:span></text:p>
      <text:p text:style-name="P2"><text:span text:style-name="T1">1et-1.2961222E7et58.0</text:span></text:p>
      <text:p text:style-name="P2"><text:span text:style-name="T1">1et-1.2895429E7et59.0</text:span></text:p>
      <text:p text:style-name="P2"><text:span text:style-name="T1">1et-1.2895429E7et59.0</text:span></text:p>
      <text:p text:style-name="P2"><text:span text:style-name="T1">1et-1.2961222E7et58.0</text:span></text:p>
      <text:p text:style-name="P2"><text:span text:style-name="T1">1et-1.2961222E7et58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oft-page-break/><text:span text:style-name="T1">1et-1.3421773E7et51.0</text:span></text:p>
      <text:p text:style-name="P2"><text:span text:style-name="T1">1et-1.3027015E7et57.0</text:span></text:p>
      <text:p text:style-name="P2"><text:span text:style-name="T1">1et-1.3092808E7et56.0</text:span></text:p>
      <text:p text:style-name="P2"><text:span text:style-name="T1">0et-1.2763843E7et61.0</text:span></text:p>
      <text:p text:style-name="P2"><text:span text:style-name="T1">0et-1.269805E7et62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500671E7et65.0</text:span></text:p>
      <text:p text:style-name="P2"><text:span text:style-name="T1">0et-1.2434878E7et66.0</text:span></text:p>
      <text:p text:style-name="P2"><text:span text:style-name="T1">0et-1.2500671E7et65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500671E7et65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237499E7et69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434878E7et66.0</text:span></text:p>
      <text:p text:style-name="P2"><text:soft-page-break/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oft-page-break/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2961222E7et58.0</text:span></text:p>
      <text:p text:style-name="P2"><text:span text:style-name="T1">1et-1.2961222E7et58.0</text:span></text:p>
      <text:p text:style-name="P2"><text:span text:style-name="T1">1et-1.2895429E7et59.0</text:span></text:p>
      <text:p text:style-name="P2"><text:span text:style-name="T1">1et-1.2895429E7et59.0</text:span></text:p>
      <text:p text:style-name="P2"><text:span text:style-name="T1">1et-1.2961222E7et58.0</text:span></text:p>
      <text:p text:style-name="P2"><text:span text:style-name="T1">1et-1.2961222E7et58.0</text:span></text:p>
      <text:p text:style-name="P2"><text:span text:style-name="T1">1et-1.3027015E7et57.0</text:span></text:p>
      <text:p text:style-name="P2"><text:span text:style-name="T1">1et-1.3092808E7et56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oft-page-break/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092808E7et56.0</text:span></text:p>
      <text:p text:style-name="P2"><text:span text:style-name="T1">1et-1.3092808E7et56.0</text:span></text:p>
      <text:p text:style-name="P2"><text:span text:style-name="T1">1et-1.2895429E7et59.0</text:span></text:p>
      <text:p text:style-name="P2"><text:span text:style-name="T1">1et-1.2895429E7et59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500671E7et65.0</text:span></text:p>
      <text:p text:style-name="P2"><text:span text:style-name="T1">0et-1.2434878E7et66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oft-page-break/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500671E7et65.0</text:span></text:p>
      <text:p text:style-name="P2"><text:span text:style-name="T1">0et-1.2566464E7et64.0</text:span></text:p>
      <text:p text:style-name="P2"><text:span text:style-name="T1">0et-1.2829636E7et60.0</text:span></text:p>
      <text:p text:style-name="P2"><text:span text:style-name="T1">1et-1.2895429E7et59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oft-page-break/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158601E7et55.0</text:span></text:p>
      <text:p text:style-name="P2"><text:soft-page-break/><text:span text:style-name="T1">1et-1.3158601E7et55.0</text:span></text:p>
      <text:p text:style-name="P2"><text:span text:style-name="T1">1et-1.2895429E7et59.0</text:span></text:p>
      <text:p text:style-name="P2"><text:span text:style-name="T1">1et-1.2895429E7et59.0</text:span></text:p>
      <text:p text:style-name="P2"><text:span text:style-name="T1">1et-1.2961222E7et58.0</text:span></text:p>
      <text:p text:style-name="P2"><text:span text:style-name="T1">1et-1.2961222E7et58.0</text:span></text:p>
      <text:p text:style-name="P2"><text:span text:style-name="T1">1et-1.2961222E7et58.0</text:span></text:p>
      <text:p text:style-name="P2"><text:span text:style-name="T1">1et-1.2961222E7et58.0</text:span></text:p>
      <text:p text:style-name="P2"><text:span text:style-name="T1">1et-1.3027015E7et57.0</text:span></text:p>
      <text:p text:style-name="P2"><text:span text:style-name="T1">1et-1.3092808E7et56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027015E7et57.0</text:span></text:p>
      <text:p text:style-name="P2"><text:span text:style-name="T1">1et-1.3092808E7et56.0</text:span></text:p>
      <text:p text:style-name="P2"><text:span text:style-name="T1">1et-1.2895429E7et59.0</text:span></text:p>
      <text:p text:style-name="P2"><text:span text:style-name="T1">1et-1.2895429E7et59.0</text:span></text:p>
      <text:p text:style-name="P2"><text:span text:style-name="T1">0et-1.2500671E7et65.0</text:span></text:p>
      <text:p text:style-name="P2"><text:span text:style-name="T1">0et-1.2434878E7et66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oft-page-break/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566464E7et64.0</text:span></text:p>
      <text:p text:style-name="P2"><text:span text:style-name="T1">0et-1.2566464E7et64.0</text:span></text:p>
      <text:p text:style-name="P2"><text:span text:style-name="T1">1et-1.2895429E7et59.0</text:span></text:p>
      <text:p text:style-name="P2"><text:span text:style-name="T1">1et-1.2895429E7et59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1et-1.335598E7et52.0</text:span></text:p>
      <text:p text:style-name="P2"><text:soft-page-break/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oft-page-break/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0et-1.2829636E7et60.0</text:span></text:p>
      <text:p text:style-name="P2"><text:span text:style-name="T1">1et-1.2895429E7et59.0</text:span></text:p>
      <text:p text:style-name="P2"><text:span text:style-name="T1">1et-1.2961222E7et58.0</text:span></text:p>
      <text:p text:style-name="P2"><text:span text:style-name="T1">1et-1.2961222E7et58.0</text:span></text:p>
      <text:p text:style-name="P2"><text:span text:style-name="T1">1et-1.2961222E7et58.0</text:span></text:p>
      <text:p text:style-name="P2"><text:span text:style-name="T1">1et-1.2961222E7et58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2961222E7et58.0</text:span></text:p>
      <text:p text:style-name="P2"><text:span text:style-name="T1">1et-1.2961222E7et58.0</text:span></text:p>
      <text:p text:style-name="P2"><text:span text:style-name="T1">0et-1.269805E7et62.0</text:span></text:p>
      <text:p text:style-name="P2"><text:span text:style-name="T1">0et-1.269805E7et62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oft-page-break/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oft-page-break/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1et-1.3421773E7et51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oft-page-break/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290187E7et53.0</text:span></text:p>
      <text:p text:style-name="P2"><text:span text:style-name="T1">1et-1.335598E7et52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1et-1.2895429E7et59.0</text:span></text:p>
      <text:p text:style-name="P2"><text:span text:style-name="T1">1et-1.2895429E7et59.0</text:span></text:p>
      <text:p text:style-name="P2"><text:span text:style-name="T1">1et-1.2895429E7et59.0</text:span></text:p>
      <text:p text:style-name="P2"><text:span text:style-name="T1">1et-1.2895429E7et59.0</text:span></text:p>
      <text:p text:style-name="P2"><text:span text:style-name="T1">1et-1.2961222E7et58.0</text:span></text:p>
      <text:p text:style-name="P2"><text:span text:style-name="T1">1et-1.2961222E7et58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224394E7et54.0</text:span></text:p>
      <text:p text:style-name="P2"><text:span text:style-name="T1">1et-1.3290187E7et53.0</text:span></text:p>
      <text:p text:style-name="P2"><text:span text:style-name="T1">1et-1.2961222E7et58.0</text:span></text:p>
      <text:p text:style-name="P2"><text:span text:style-name="T1">1et-1.2961222E7et58.0</text:span></text:p>
      <text:p text:style-name="P2"><text:span text:style-name="T1">0et-1.269805E7et62.0</text:span></text:p>
      <text:p text:style-name="P2"><text:soft-page-break/><text:span text:style-name="T1">0et-1.269805E7et62.0</text:span></text:p>
      <text:p text:style-name="P2"><text:span text:style-name="T1">0et-1.2434878E7et66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oft-page-break/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500671E7et65.0</text:span></text:p>
      <text:p text:style-name="P2"><text:span text:style-name="T1">0et-1.2434878E7et66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oft-page-break/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290187E7et53.0</text:span></text:p>
      <text:p text:style-name="P2"><text:span text:style-name="T1">1et-1.335598E7et52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1et-1.2895429E7et59.0</text:span></text:p>
      <text:p text:style-name="P2"><text:span text:style-name="T1">1et-1.2895429E7et59.0</text:span></text:p>
      <text:p text:style-name="P2"><text:span text:style-name="T1">1et-1.2895429E7et59.0</text:span></text:p>
      <text:p text:style-name="P2"><text:span text:style-name="T1">1et-1.2895429E7et59.0</text:span></text:p>
      <text:p text:style-name="P2"><text:span text:style-name="T1">1et-1.2961222E7et58.0</text:span></text:p>
      <text:p text:style-name="P2"><text:span text:style-name="T1">1et-1.2961222E7et58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oft-page-break/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2961222E7et58.0</text:span></text:p>
      <text:p text:style-name="P2"><text:span text:style-name="T1">1et-1.2961222E7et58.0</text:span></text:p>
      <text:p text:style-name="P2"><text:span text:style-name="T1">0et-1.2434878E7et66.0</text:span></text:p>
      <text:p text:style-name="P2"><text:span text:style-name="T1">0et-1.2500671E7et65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237499E7et69.0</text:span></text:p>
      <text:p text:style-name="P2"><text:span text:style-name="T1">0et-1.2237499E7et69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oft-page-break/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566464E7et64.0</text:span></text:p>
      <text:p text:style-name="P2"><text:span text:style-name="T1">0et-1.2566464E7et64.0</text:span></text:p>
      <text:p text:style-name="P2"><text:span text:style-name="T1">0et-1.2829636E7et60.0</text:span></text:p>
      <text:p text:style-name="P2"><text:span text:style-name="T1">1et-1.2895429E7et59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oft-page-break/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092808E7et56.0</text:span></text:p>
      <text:p text:style-name="P2"><text:span text:style-name="T1">1et-1.3092808E7et56.0</text:span></text:p>
      <text:p text:style-name="P2"><text:span text:style-name="T1">1et-1.2895429E7et59.0</text:span></text:p>
      <text:p text:style-name="P2"><text:span text:style-name="T1">1et-1.2895429E7et59.0</text:span></text:p>
      <text:p text:style-name="P2"><text:span text:style-name="T1">1et-1.2895429E7et59.0</text:span></text:p>
      <text:p text:style-name="P2"><text:soft-page-break/><text:span text:style-name="T1">1et-1.2895429E7et59.0</text:span></text:p>
      <text:p text:style-name="P2"><text:span text:style-name="T1">1et-1.2961222E7et58.0</text:span></text:p>
      <text:p text:style-name="P2"><text:span text:style-name="T1">1et-1.2961222E7et58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3027015E7et57.0</text:span></text:p>
      <text:p text:style-name="P2"><text:span text:style-name="T1">1et-1.2961222E7et58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500671E7et65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237499E7et69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oft-page-break/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500671E7et65.0</text:span></text:p>
      <text:p text:style-name="P2"><text:span text:style-name="T1">0et-1.2566464E7et64.0</text:span></text:p>
      <text:p text:style-name="P2"><text:span text:style-name="T1">1et-1.2895429E7et59.0</text:span></text:p>
      <text:p text:style-name="P2"><text:span text:style-name="T1">1et-1.2895429E7et59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oft-page-break/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oft-page-break/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092808E7et56.0</text:span></text:p>
      <text:p text:style-name="P2"><text:span text:style-name="T1">1et-1.3092808E7et56.0</text:span></text:p>
      <text:p text:style-name="P2"><text:span text:style-name="T1">1et-1.2895429E7et59.0</text:span></text:p>
      <text:p text:style-name="P2"><text:span text:style-name="T1">1et-1.2895429E7et59.0</text:span></text:p>
      <text:p text:style-name="P2"><text:span text:style-name="T1">1et-1.2895429E7et59.0</text:span></text:p>
      <text:p text:style-name="P2"><text:span text:style-name="T1">1et-1.2895429E7et59.0</text:span></text:p>
      <text:p text:style-name="P2"><text:span text:style-name="T1">1et-1.2961222E7et58.0</text:span></text:p>
      <text:p text:style-name="P2"><text:span text:style-name="T1">1et-1.2961222E7et58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290187E7et53.0</text:span></text:p>
      <text:p text:style-name="P2"><text:span text:style-name="T1">1et-1.335598E7et52.0</text:span></text:p>
      <text:p text:style-name="P2"><text:span text:style-name="T1">0et-1.2566464E7et64.0</text:span></text:p>
      <text:p text:style-name="P2"><text:span text:style-name="T1">0et-1.2566464E7et64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oft-page-break/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237499E7et69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oft-page-break/><text:span text:style-name="T1">0et-1.2369085E7et67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632257E7et63.0</text:span></text:p>
      <text:p text:style-name="P2"><text:span text:style-name="T1">0et-1.2632257E7et63.0</text:span></text:p>
      <text:p text:style-name="P2"><text:span text:style-name="T1">1et-1.3092808E7et56.0</text:span></text:p>
      <text:p text:style-name="P2"><text:span text:style-name="T1">1et-1.3092808E7et56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oft-page-break/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1et-1.2961222E7et58.0</text:span></text:p>
      <text:p text:style-name="P2"><text:span text:style-name="T1">1et-1.2961222E7et58.0</text:span></text:p>
      <text:p text:style-name="P2"><text:span text:style-name="T1">1et-1.2895429E7et59.0</text:span></text:p>
      <text:p text:style-name="P2"><text:span text:style-name="T1">1et-1.2895429E7et59.0</text:span></text:p>
      <text:p text:style-name="P2"><text:span text:style-name="T1">1et-1.2895429E7et59.0</text:span></text:p>
      <text:p text:style-name="P2"><text:span text:style-name="T1">1et-1.2895429E7et59.0</text:span></text:p>
      <text:p text:style-name="P2"><text:span text:style-name="T1">1et-1.2961222E7et58.0</text:span></text:p>
      <text:p text:style-name="P2"><text:span text:style-name="T1">1et-1.2961222E7et58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0et-1.2632257E7et63.0</text:span></text:p>
      <text:p text:style-name="P2"><text:span text:style-name="T1">0et-1.2566464E7et64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0et-1.2369085E7et67.0</text:span></text:p>
      <text:p text:style-name="P2"><text:soft-page-break/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oft-page-break/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632257E7et63.0</text:span></text:p>
      <text:p text:style-name="P2"><text:span text:style-name="T1">0et-1.2632257E7et63.0</text:span></text:p>
      <text:p text:style-name="P2"><text:span text:style-name="T1">1et-1.3092808E7et56.0</text:span></text:p>
      <text:p text:style-name="P2"><text:span text:style-name="T1">1et-1.3092808E7et56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oft-page-break/><text:span text:style-name="T1">1et-1.3487566E7et50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1et-1.2961222E7et58.0</text:span></text:p>
      <text:p text:style-name="P2"><text:span text:style-name="T1">1et-1.2961222E7et58.0</text:span></text:p>
      <text:p text:style-name="P2"><text:span text:style-name="T1">1et-1.2895429E7et59.0</text:span></text:p>
      <text:p text:style-name="P2"><text:span text:style-name="T1">1et-1.2895429E7et59.0</text:span></text:p>
      <text:p text:style-name="P2"><text:span text:style-name="T1">1et-1.2895429E7et59.0</text:span></text:p>
      <text:p text:style-name="P2"><text:span text:style-name="T1">1et-1.2961222E7et58.0</text:span></text:p>
      <text:p text:style-name="P2"><text:span text:style-name="T1">1et-1.2961222E7et58.0</text:span></text:p>
      <text:p text:style-name="P2"><text:span text:style-name="T1">1et-1.2961222E7et58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oft-page-break/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0et-1.269805E7et62.0</text:span></text:p>
      <text:p text:style-name="P2"><text:span text:style-name="T1">0et-1.269805E7et62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oft-page-break/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500671E7et65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500671E7et65.0</text:span></text:p>
      <text:p text:style-name="P2"><text:span text:style-name="T1">0et-1.2566464E7et64.0</text:span></text:p>
      <text:p text:style-name="P2"><text:span text:style-name="T1">0et-1.2566464E7et64.0</text:span></text:p>
      <text:p text:style-name="P2"><text:span text:style-name="T1">1et-1.3092808E7et56.0</text:span></text:p>
      <text:p text:style-name="P2"><text:span text:style-name="T1">1et-1.3092808E7et56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oft-page-break/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1et-1.2895429E7et59.0</text:span></text:p>
      <text:p text:style-name="P2"><text:span text:style-name="T1">1et-1.2895429E7et59.0</text:span></text:p>
      <text:p text:style-name="P2"><text:span text:style-name="T1">1et-1.2895429E7et59.0</text:span></text:p>
      <text:p text:style-name="P2"><text:span text:style-name="T1">1et-1.2961222E7et58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oft-page-break/><text:span text:style-name="T1">1et-1.3027015E7et57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0et-1.269805E7et62.0</text:span></text:p>
      <text:p text:style-name="P2"><text:span text:style-name="T1">0et-1.269805E7et62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oft-page-break/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500671E7et65.0</text:span></text:p>
      <text:p text:style-name="P2"><text:span text:style-name="T1">0et-1.2566464E7et64.0</text:span></text:p>
      <text:p text:style-name="P2"><text:span text:style-name="T1">0et-1.2566464E7et64.0</text:span></text:p>
      <text:p text:style-name="P2"><text:span text:style-name="T1">1et-1.3092808E7et56.0</text:span></text:p>
      <text:p text:style-name="P2"><text:span text:style-name="T1">1et-1.3092808E7et56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oft-page-break/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oft-page-break/><text:span text:style-name="T1">1et-1.3421773E7et51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1et-1.2895429E7et59.0</text:span></text:p>
      <text:p text:style-name="P2"><text:span text:style-name="T1">1et-1.2895429E7et59.0</text:span></text:p>
      <text:p text:style-name="P2"><text:span text:style-name="T1">1et-1.2961222E7et58.0</text:span></text:p>
      <text:p text:style-name="P2"><text:span text:style-name="T1">1et-1.2895429E7et59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092808E7et56.0</text:span></text:p>
      <text:p text:style-name="P2"><text:span text:style-name="T1">1et-1.3092808E7et56.0</text:span></text:p>
      <text:p text:style-name="P2"><text:span text:style-name="T1">0et-1.2632257E7et63.0</text:span></text:p>
      <text:p text:style-name="P2"><text:span text:style-name="T1">0et-1.2632257E7et63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oft-page-break/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1et-1.3092808E7et56.0</text:span></text:p>
      <text:p text:style-name="P2"><text:soft-page-break/><text:span text:style-name="T1">1et-1.3092808E7et56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1et-1.3421773E7et51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oft-page-break/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1et-1.2961222E7et58.0</text:span></text:p>
      <text:p text:style-name="P2"><text:span text:style-name="T1">1et-1.2961222E7et58.0</text:span></text:p>
      <text:p text:style-name="P2"><text:span text:style-name="T1">1et-1.2961222E7et58.0</text:span></text:p>
      <text:p text:style-name="P2"><text:span text:style-name="T1">1et-1.2961222E7et58.0</text:span></text:p>
      <text:p text:style-name="P2"><text:span text:style-name="T1">1et-1.2961222E7et58.0</text:span></text:p>
      <text:p text:style-name="P2"><text:span text:style-name="T1">1et-1.2961222E7et58.0</text:span></text:p>
      <text:p text:style-name="P2"><text:span text:style-name="T1">1et-1.2961222E7et58.0</text:span></text:p>
      <text:p text:style-name="P2"><text:span text:style-name="T1">1et-1.2961222E7et58.0</text:span></text:p>
      <text:p text:style-name="P2"><text:span text:style-name="T1">1et-1.3290187E7et53.0</text:span></text:p>
      <text:p text:style-name="P2"><text:span text:style-name="T1">1et-1.3224394E7et54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0.0</text:span></text:p>
      <text:p text:style-name="P2"><text:span text:style-name="T1">0.0</text:span></text:p>
      <text:p text:style-name="P2"><text:span text:style-name="T1">false</text:span></text:p>
      <text:p text:style-name="P2"><text:span text:style-name="T1">false</text:span></text:p>
      <text:p text:style-name="P2"><text:span text:style-name="T1">false</text:span></text:p>
      <text:p text:style-name="P2"><text:span text:style-name="T1">Votre plante est en bonne santé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>Distance = diff NDVI + diff IR</text:span></text:p>
      <text:p text:style-name="P3"><text:span text:style-name="T1"/></text:p>
      <text:p text:style-name="P3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224394E7et54.0</text:span></text:p>
      <text:p text:style-name="P2"><text:soft-page-break/><text:span text:style-name="T1">1et-1.3224394E7et54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0et-1.2895429E7et59.0</text:span></text:p>
      <text:p text:style-name="P2"><text:span text:style-name="T1">0et-1.2895429E7et59.0</text:span></text:p>
      <text:p text:style-name="P2"><text:span text:style-name="T1">0et-1.2829636E7et60.0</text:span></text:p>
      <text:p text:style-name="P2"><text:span text:style-name="T1">0et-1.2829636E7et60.0</text:span></text:p>
      <text:p text:style-name="P2"><text:span text:style-name="T1">0et-1.2961222E7et58.0</text:span></text:p>
      <text:p text:style-name="P2"><text:span text:style-name="T1">0et-1.2961222E7et58.0</text:span></text:p>
      <text:p text:style-name="P2"><text:span text:style-name="T1">1et-1.3092808E7et56.0</text:span></text:p>
      <text:p text:style-name="P2"><text:span text:style-name="T1">1et-1.3092808E7et56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1et-1.3027015E7et57.0</text:span></text:p>
      <text:p text:style-name="P2"><text:span text:style-name="T1">0et-1.2961222E7et58.0</text:span></text:p>
      <text:p text:style-name="P2"><text:span text:style-name="T1">0et-1.2763843E7et61.0</text:span></text:p>
      <text:p text:style-name="P2"><text:span text:style-name="T1">0et-1.2763843E7et61.0</text:span></text:p>
      <text:p text:style-name="P2"><text:span text:style-name="T1">0et-1.2566464E7et64.0</text:span></text:p>
      <text:p text:style-name="P2"><text:span text:style-name="T1">0et-1.2500671E7et65.0</text:span></text:p>
      <text:p text:style-name="P2"><text:span text:style-name="T1">0et-1.2434878E7et66.0</text:span></text:p>
      <text:p text:style-name="P2"><text:span text:style-name="T1">0et-1.2500671E7et65.0</text:span></text:p>
      <text:p text:style-name="P2"><text:span text:style-name="T1">0et-1.2566464E7et64.0</text:span></text:p>
      <text:p text:style-name="P2"><text:span text:style-name="T1">0et-1.2566464E7et64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oft-page-break/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500671E7et65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0et-1.2632257E7et63.0</text:span></text:p>
      <text:p text:style-name="P2"><text:span text:style-name="T1">0et-1.2632257E7et63.0</text:span></text:p>
      <text:p text:style-name="P2"><text:span text:style-name="T1">1et-1.3092808E7et56.0</text:span></text:p>
      <text:p text:style-name="P2"><text:soft-page-break/><text:span text:style-name="T1">1et-1.3092808E7et56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oft-page-break/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0et-1.2895429E7et59.0</text:span></text:p>
      <text:p text:style-name="P2"><text:span text:style-name="T1">0et-1.2829636E7et60.0</text:span></text:p>
      <text:p text:style-name="P2"><text:span text:style-name="T1">0et-1.2829636E7et60.0</text:span></text:p>
      <text:p text:style-name="P2"><text:span text:style-name="T1">0et-1.2829636E7et60.0</text:span></text:p>
      <text:p text:style-name="P2"><text:span text:style-name="T1">0et-1.2961222E7et58.0</text:span></text:p>
      <text:p text:style-name="P2"><text:span text:style-name="T1">0et-1.2961222E7et58.0</text:span></text:p>
      <text:p text:style-name="P2"><text:span text:style-name="T1">1et-1.3092808E7et56.0</text:span></text:p>
      <text:p text:style-name="P2"><text:span text:style-name="T1">1et-1.3092808E7et56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0et-1.2895429E7et59.0</text:span></text:p>
      <text:p text:style-name="P2"><text:span text:style-name="T1">0et-1.2961222E7et58.0</text:span></text:p>
      <text:p text:style-name="P2"><text:span text:style-name="T1">0et-1.2632257E7et63.0</text:span></text:p>
      <text:p text:style-name="P2"><text:span text:style-name="T1">0et-1.2632257E7et63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0et-1.2434878E7et66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0et-1.2434878E7et66.0</text:span></text:p>
      <text:p text:style-name="P2"><text:span text:style-name="T1">0et-1.2500671E7et65.0</text:span></text:p>
      <text:p text:style-name="P2"><text:span text:style-name="T1">0et-1.2434878E7et66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500671E7et65.0</text:span></text:p>
      <text:p text:style-name="P2"><text:soft-page-break/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oft-page-break/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500671E7et65.0</text:span></text:p>
      <text:p text:style-name="P2"><text:span text:style-name="T1">0et-1.2632257E7et63.0</text:span></text:p>
      <text:p text:style-name="P2"><text:span text:style-name="T1">0et-1.2632257E7et63.0</text:span></text:p>
      <text:p text:style-name="P2"><text:span text:style-name="T1">1et-1.3092808E7et56.0</text:span></text:p>
      <text:p text:style-name="P2"><text:span text:style-name="T1">1et-1.3092808E7et56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421773E7et51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oft-page-break/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0et-1.2895429E7et59.0</text:span></text:p>
      <text:p text:style-name="P2"><text:span text:style-name="T1">0et-1.2895429E7et59.0</text:span></text:p>
      <text:p text:style-name="P2"><text:span text:style-name="T1">0et-1.2829636E7et60.0</text:span></text:p>
      <text:p text:style-name="P2"><text:span text:style-name="T1">0et-1.2829636E7et60.0</text:span></text:p>
      <text:p text:style-name="P2"><text:span text:style-name="T1">0et-1.2895429E7et59.0</text:span></text:p>
      <text:p text:style-name="P2"><text:span text:style-name="T1">0et-1.2895429E7et59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0et-1.2961222E7et58.0</text:span></text:p>
      <text:p text:style-name="P2"><text:soft-page-break/><text:span text:style-name="T1">0et-1.2961222E7et58.0</text:span></text:p>
      <text:p text:style-name="P2"><text:span text:style-name="T1">0et-1.2632257E7et63.0</text:span></text:p>
      <text:p text:style-name="P2"><text:span text:style-name="T1">0et-1.2632257E7et63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0et-1.2434878E7et66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0et-1.2434878E7et66.0</text:span></text:p>
      <text:p text:style-name="P2"><text:span text:style-name="T1">0et-1.2500671E7et65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oft-page-break/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500671E7et65.0</text:span></text:p>
      <text:p text:style-name="P2"><text:span text:style-name="T1">0et-1.2566464E7et64.0</text:span></text:p>
      <text:p text:style-name="P2"><text:span text:style-name="T1">0et-1.2632257E7et63.0</text:span></text:p>
      <text:p text:style-name="P2"><text:span text:style-name="T1">1et-1.3092808E7et56.0</text:span></text:p>
      <text:p text:style-name="P2"><text:span text:style-name="T1">1et-1.3092808E7et56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oft-page-break/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0et-1.2895429E7et59.0</text:span></text:p>
      <text:p text:style-name="P2"><text:span text:style-name="T1">0et-1.2895429E7et59.0</text:span></text:p>
      <text:p text:style-name="P2"><text:span text:style-name="T1">0et-1.2829636E7et60.0</text:span></text:p>
      <text:p text:style-name="P2"><text:span text:style-name="T1">0et-1.2829636E7et60.0</text:span></text:p>
      <text:p text:style-name="P2"><text:span text:style-name="T1">0et-1.2895429E7et59.0</text:span></text:p>
      <text:p text:style-name="P2"><text:span text:style-name="T1">0et-1.2895429E7et59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oft-page-break/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0et-1.2895429E7et59.0</text:span></text:p>
      <text:p text:style-name="P2"><text:span text:style-name="T1">0et-1.2895429E7et59.0</text:span></text:p>
      <text:p text:style-name="P2"><text:span text:style-name="T1">0et-1.2566464E7et64.0</text:span></text:p>
      <text:p text:style-name="P2"><text:span text:style-name="T1">0et-1.2566464E7et64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0et-1.2434878E7et66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500671E7et65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237499E7et69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oft-page-break/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0et-1.2566464E7et64.0</text:span></text:p>
      <text:p text:style-name="P2"><text:span text:style-name="T1">0et-1.2961222E7et58.0</text:span></text:p>
      <text:p text:style-name="P2"><text:span text:style-name="T1">0et-1.2961222E7et58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oft-page-break/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0et-1.2961222E7et58.0</text:span></text:p>
      <text:p text:style-name="P2"><text:soft-page-break/><text:span text:style-name="T1">0et-1.2961222E7et58.0</text:span></text:p>
      <text:p text:style-name="P2"><text:span text:style-name="T1">0et-1.2895429E7et59.0</text:span></text:p>
      <text:p text:style-name="P2"><text:span text:style-name="T1">0et-1.2895429E7et59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1et-1.3092808E7et56.0</text:span></text:p>
      <text:p text:style-name="P2"><text:span text:style-name="T1">1et-1.3092808E7et56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0et-1.2961222E7et58.0</text:span></text:p>
      <text:p text:style-name="P2"><text:span text:style-name="T1">0et-1.2895429E7et59.0</text:span></text:p>
      <text:p text:style-name="P2"><text:span text:style-name="T1">0et-1.2566464E7et64.0</text:span></text:p>
      <text:p text:style-name="P2"><text:span text:style-name="T1">0et-1.2566464E7et64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oft-page-break/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0et-1.2566464E7et64.0</text:span></text:p>
      <text:p text:style-name="P2"><text:span text:style-name="T1">1et-1.3027015E7et57.0</text:span></text:p>
      <text:p text:style-name="P2"><text:span text:style-name="T1">0et-1.2961222E7et58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oft-page-break/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oft-page-break/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0et-1.2961222E7et58.0</text:span></text:p>
      <text:p text:style-name="P2"><text:span text:style-name="T1">0et-1.2961222E7et58.0</text:span></text:p>
      <text:p text:style-name="P2"><text:span text:style-name="T1">0et-1.2895429E7et59.0</text:span></text:p>
      <text:p text:style-name="P2"><text:span text:style-name="T1">0et-1.2895429E7et59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1et-1.3092808E7et56.0</text:span></text:p>
      <text:p text:style-name="P2"><text:span text:style-name="T1">1et-1.3092808E7et56.0</text:span></text:p>
      <text:p text:style-name="P2"><text:span text:style-name="T1">1et-1.3421773E7et51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092808E7et56.0</text:span></text:p>
      <text:p text:style-name="P2"><text:span text:style-name="T1">1et-1.3027015E7et57.0</text:span></text:p>
      <text:p text:style-name="P2"><text:span text:style-name="T1">0et-1.269805E7et62.0</text:span></text:p>
      <text:p text:style-name="P2"><text:span text:style-name="T1">0et-1.269805E7et62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500671E7et65.0</text:span></text:p>
      <text:p text:style-name="P2"><text:span text:style-name="T1">0et-1.2434878E7et66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oft-page-break/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500671E7et65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oft-page-break/><text:span text:style-name="T1">0et-1.2369085E7et67.0</text:span></text:p>
      <text:p text:style-name="P2"><text:span text:style-name="T1">0et-1.2434878E7et66.0</text:span></text:p>
      <text:p text:style-name="P2"><text:span text:style-name="T1">0et-1.2369085E7et67.0</text:span></text:p>
      <text:p text:style-name="P2"><text:span text:style-name="T1">0et-1.2500671E7et65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500671E7et65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oft-page-break/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0et-1.2961222E7et58.0</text:span></text:p>
      <text:p text:style-name="P2"><text:span text:style-name="T1">0et-1.2961222E7et58.0</text:span></text:p>
      <text:p text:style-name="P2"><text:span text:style-name="T1">0et-1.2895429E7et59.0</text:span></text:p>
      <text:p text:style-name="P2"><text:span text:style-name="T1">0et-1.2895429E7et59.0</text:span></text:p>
      <text:p text:style-name="P2"><text:span text:style-name="T1">0et-1.2961222E7et58.0</text:span></text:p>
      <text:p text:style-name="P2"><text:span text:style-name="T1">0et-1.2961222E7et58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027015E7et57.0</text:span></text:p>
      <text:p text:style-name="P2"><text:span text:style-name="T1">1et-1.3092808E7et56.0</text:span></text:p>
      <text:p text:style-name="P2"><text:span text:style-name="T1">0et-1.2763843E7et61.0</text:span></text:p>
      <text:p text:style-name="P2"><text:span text:style-name="T1">0et-1.269805E7et62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0et-1.2434878E7et66.0</text:span></text:p>
      <text:p text:style-name="P2"><text:soft-page-break/><text:span text:style-name="T1">0et-1.2434878E7et66.0</text:span></text:p>
      <text:p text:style-name="P2"><text:span text:style-name="T1">0et-1.2500671E7et65.0</text:span></text:p>
      <text:p text:style-name="P2"><text:span text:style-name="T1">0et-1.2434878E7et66.0</text:span></text:p>
      <text:p text:style-name="P2"><text:span text:style-name="T1">0et-1.2500671E7et65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500671E7et65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237499E7et69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434878E7et66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oft-page-break/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oft-page-break/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0et-1.2961222E7et58.0</text:span></text:p>
      <text:p text:style-name="P2"><text:span text:style-name="T1">0et-1.2961222E7et58.0</text:span></text:p>
      <text:p text:style-name="P2"><text:span text:style-name="T1">0et-1.2895429E7et59.0</text:span></text:p>
      <text:p text:style-name="P2"><text:span text:style-name="T1">0et-1.2895429E7et59.0</text:span></text:p>
      <text:p text:style-name="P2"><text:span text:style-name="T1">0et-1.2961222E7et58.0</text:span></text:p>
      <text:p text:style-name="P2"><text:span text:style-name="T1">0et-1.2961222E7et58.0</text:span></text:p>
      <text:p text:style-name="P2"><text:span text:style-name="T1">1et-1.3027015E7et57.0</text:span></text:p>
      <text:p text:style-name="P2"><text:span text:style-name="T1">1et-1.3092808E7et56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oft-page-break/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092808E7et56.0</text:span></text:p>
      <text:p text:style-name="P2"><text:span text:style-name="T1">1et-1.3092808E7et56.0</text:span></text:p>
      <text:p text:style-name="P2"><text:span text:style-name="T1">0et-1.2895429E7et59.0</text:span></text:p>
      <text:p text:style-name="P2"><text:span text:style-name="T1">0et-1.2895429E7et59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500671E7et65.0</text:span></text:p>
      <text:p text:style-name="P2"><text:span text:style-name="T1">0et-1.2434878E7et66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oft-page-break/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500671E7et65.0</text:span></text:p>
      <text:p text:style-name="P2"><text:span text:style-name="T1">0et-1.2566464E7et64.0</text:span></text:p>
      <text:p text:style-name="P2"><text:span text:style-name="T1">0et-1.2829636E7et60.0</text:span></text:p>
      <text:p text:style-name="P2"><text:span text:style-name="T1">0et-1.2895429E7et59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oft-page-break/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0et-1.2895429E7et59.0</text:span></text:p>
      <text:p text:style-name="P2"><text:span text:style-name="T1">0et-1.2895429E7et59.0</text:span></text:p>
      <text:p text:style-name="P2"><text:span text:style-name="T1">0et-1.2961222E7et58.0</text:span></text:p>
      <text:p text:style-name="P2"><text:span text:style-name="T1">0et-1.2961222E7et58.0</text:span></text:p>
      <text:p text:style-name="P2"><text:span text:style-name="T1">0et-1.2961222E7et58.0</text:span></text:p>
      <text:p text:style-name="P2"><text:span text:style-name="T1">0et-1.2961222E7et58.0</text:span></text:p>
      <text:p text:style-name="P2"><text:span text:style-name="T1">1et-1.3027015E7et57.0</text:span></text:p>
      <text:p text:style-name="P2"><text:soft-page-break/><text:span text:style-name="T1">1et-1.3092808E7et56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027015E7et57.0</text:span></text:p>
      <text:p text:style-name="P2"><text:span text:style-name="T1">1et-1.3092808E7et56.0</text:span></text:p>
      <text:p text:style-name="P2"><text:span text:style-name="T1">0et-1.2895429E7et59.0</text:span></text:p>
      <text:p text:style-name="P2"><text:span text:style-name="T1">0et-1.2895429E7et59.0</text:span></text:p>
      <text:p text:style-name="P2"><text:span text:style-name="T1">0et-1.2500671E7et65.0</text:span></text:p>
      <text:p text:style-name="P2"><text:span text:style-name="T1">0et-1.2434878E7et66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oft-page-break/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566464E7et64.0</text:span></text:p>
      <text:p text:style-name="P2"><text:span text:style-name="T1">0et-1.2566464E7et64.0</text:span></text:p>
      <text:p text:style-name="P2"><text:span text:style-name="T1">0et-1.2895429E7et59.0</text:span></text:p>
      <text:p text:style-name="P2"><text:span text:style-name="T1">0et-1.2895429E7et59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oft-page-break/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oft-page-break/><text:span text:style-name="T1">1et-1.3421773E7et51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0et-1.2829636E7et60.0</text:span></text:p>
      <text:p text:style-name="P2"><text:span text:style-name="T1">0et-1.2895429E7et59.0</text:span></text:p>
      <text:p text:style-name="P2"><text:span text:style-name="T1">0et-1.2961222E7et58.0</text:span></text:p>
      <text:p text:style-name="P2"><text:span text:style-name="T1">0et-1.2961222E7et58.0</text:span></text:p>
      <text:p text:style-name="P2"><text:span text:style-name="T1">0et-1.2961222E7et58.0</text:span></text:p>
      <text:p text:style-name="P2"><text:span text:style-name="T1">0et-1.2961222E7et58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0et-1.2961222E7et58.0</text:span></text:p>
      <text:p text:style-name="P2"><text:span text:style-name="T1">0et-1.2961222E7et58.0</text:span></text:p>
      <text:p text:style-name="P2"><text:span text:style-name="T1">0et-1.269805E7et62.0</text:span></text:p>
      <text:p text:style-name="P2"><text:span text:style-name="T1">0et-1.269805E7et62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oft-page-break/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500671E7et65.0</text:span></text:p>
      <text:p text:style-name="P2"><text:soft-page-break/><text:span text:style-name="T1">0et-1.2500671E7et65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1et-1.3421773E7et51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oft-page-break/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290187E7et53.0</text:span></text:p>
      <text:p text:style-name="P2"><text:span text:style-name="T1">1et-1.335598E7et52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0et-1.2895429E7et59.0</text:span></text:p>
      <text:p text:style-name="P2"><text:span text:style-name="T1">0et-1.2895429E7et59.0</text:span></text:p>
      <text:p text:style-name="P2"><text:span text:style-name="T1">0et-1.2895429E7et59.0</text:span></text:p>
      <text:p text:style-name="P2"><text:span text:style-name="T1">0et-1.2895429E7et59.0</text:span></text:p>
      <text:p text:style-name="P2"><text:span text:style-name="T1">0et-1.2961222E7et58.0</text:span></text:p>
      <text:p text:style-name="P2"><text:span text:style-name="T1">0et-1.2961222E7et58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224394E7et54.0</text:span></text:p>
      <text:p text:style-name="P2"><text:span text:style-name="T1">1et-1.3290187E7et53.0</text:span></text:p>
      <text:p text:style-name="P2"><text:span text:style-name="T1">0et-1.2961222E7et58.0</text:span></text:p>
      <text:p text:style-name="P2"><text:span text:style-name="T1">0et-1.2961222E7et58.0</text:span></text:p>
      <text:p text:style-name="P2"><text:span text:style-name="T1">0et-1.269805E7et62.0</text:span></text:p>
      <text:p text:style-name="P2"><text:span text:style-name="T1">0et-1.269805E7et62.0</text:span></text:p>
      <text:p text:style-name="P2"><text:span text:style-name="T1">0et-1.2434878E7et66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oft-page-break/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oft-page-break/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500671E7et65.0</text:span></text:p>
      <text:p text:style-name="P2"><text:span text:style-name="T1">0et-1.2434878E7et66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oft-page-break/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290187E7et53.0</text:span></text:p>
      <text:p text:style-name="P2"><text:span text:style-name="T1">1et-1.335598E7et52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0et-1.2895429E7et59.0</text:span></text:p>
      <text:p text:style-name="P2"><text:span text:style-name="T1">0et-1.2895429E7et59.0</text:span></text:p>
      <text:p text:style-name="P2"><text:span text:style-name="T1">0et-1.2895429E7et59.0</text:span></text:p>
      <text:p text:style-name="P2"><text:span text:style-name="T1">0et-1.2895429E7et59.0</text:span></text:p>
      <text:p text:style-name="P2"><text:span text:style-name="T1">0et-1.2961222E7et58.0</text:span></text:p>
      <text:p text:style-name="P2"><text:span text:style-name="T1">0et-1.2961222E7et58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oft-page-break/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0et-1.2961222E7et58.0</text:span></text:p>
      <text:p text:style-name="P2"><text:span text:style-name="T1">0et-1.2961222E7et58.0</text:span></text:p>
      <text:p text:style-name="P2"><text:span text:style-name="T1">0et-1.2434878E7et66.0</text:span></text:p>
      <text:p text:style-name="P2"><text:span text:style-name="T1">0et-1.2500671E7et65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237499E7et69.0</text:span></text:p>
      <text:p text:style-name="P2"><text:span text:style-name="T1">0et-1.2237499E7et69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oft-page-break/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566464E7et64.0</text:span></text:p>
      <text:p text:style-name="P2"><text:span text:style-name="T1">0et-1.2566464E7et64.0</text:span></text:p>
      <text:p text:style-name="P2"><text:span text:style-name="T1">0et-1.2829636E7et60.0</text:span></text:p>
      <text:p text:style-name="P2"><text:span text:style-name="T1">0et-1.2895429E7et59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oft-page-break/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092808E7et56.0</text:span></text:p>
      <text:p text:style-name="P2"><text:span text:style-name="T1">1et-1.3092808E7et56.0</text:span></text:p>
      <text:p text:style-name="P2"><text:span text:style-name="T1">0et-1.2895429E7et59.0</text:span></text:p>
      <text:p text:style-name="P2"><text:span text:style-name="T1">0et-1.2895429E7et59.0</text:span></text:p>
      <text:p text:style-name="P2"><text:span text:style-name="T1">0et-1.2895429E7et59.0</text:span></text:p>
      <text:p text:style-name="P2"><text:span text:style-name="T1">0et-1.2895429E7et59.0</text:span></text:p>
      <text:p text:style-name="P2"><text:span text:style-name="T1">0et-1.2961222E7et58.0</text:span></text:p>
      <text:p text:style-name="P2"><text:span text:style-name="T1">0et-1.2961222E7et58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421773E7et51.0</text:span></text:p>
      <text:p text:style-name="P2"><text:soft-page-break/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3027015E7et57.0</text:span></text:p>
      <text:p text:style-name="P2"><text:span text:style-name="T1">0et-1.2961222E7et58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500671E7et65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237499E7et69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oft-page-break/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500671E7et65.0</text:span></text:p>
      <text:p text:style-name="P2"><text:span text:style-name="T1">0et-1.2566464E7et64.0</text:span></text:p>
      <text:p text:style-name="P2"><text:span text:style-name="T1">0et-1.2895429E7et59.0</text:span></text:p>
      <text:p text:style-name="P2"><text:span text:style-name="T1">0et-1.2895429E7et59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oft-page-break/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290187E7et53.0</text:span></text:p>
      <text:p text:style-name="P2"><text:soft-page-break/><text:span text:style-name="T1">1et-1.3290187E7et53.0</text:span></text:p>
      <text:p text:style-name="P2"><text:span text:style-name="T1">1et-1.3092808E7et56.0</text:span></text:p>
      <text:p text:style-name="P2"><text:span text:style-name="T1">1et-1.3092808E7et56.0</text:span></text:p>
      <text:p text:style-name="P2"><text:span text:style-name="T1">0et-1.2895429E7et59.0</text:span></text:p>
      <text:p text:style-name="P2"><text:span text:style-name="T1">0et-1.2895429E7et59.0</text:span></text:p>
      <text:p text:style-name="P2"><text:span text:style-name="T1">0et-1.2895429E7et59.0</text:span></text:p>
      <text:p text:style-name="P2"><text:span text:style-name="T1">0et-1.2895429E7et59.0</text:span></text:p>
      <text:p text:style-name="P2"><text:span text:style-name="T1">0et-1.2961222E7et58.0</text:span></text:p>
      <text:p text:style-name="P2"><text:span text:style-name="T1">0et-1.2961222E7et58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290187E7et53.0</text:span></text:p>
      <text:p text:style-name="P2"><text:span text:style-name="T1">1et-1.335598E7et52.0</text:span></text:p>
      <text:p text:style-name="P2"><text:span text:style-name="T1">0et-1.2566464E7et64.0</text:span></text:p>
      <text:p text:style-name="P2"><text:span text:style-name="T1">0et-1.2566464E7et64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oft-page-break/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237499E7et69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632257E7et63.0</text:span></text:p>
      <text:p text:style-name="P2"><text:span text:style-name="T1">0et-1.2632257E7et63.0</text:span></text:p>
      <text:p text:style-name="P2"><text:span text:style-name="T1">1et-1.3092808E7et56.0</text:span></text:p>
      <text:p text:style-name="P2"><text:span text:style-name="T1">1et-1.3092808E7et56.0</text:span></text:p>
      <text:p text:style-name="P2"><text:span text:style-name="T1">1et-1.3290187E7et53.0</text:span></text:p>
      <text:p text:style-name="P2"><text:soft-page-break/><text:span text:style-name="T1">1et-1.3290187E7et53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oft-page-break/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0et-1.2961222E7et58.0</text:span></text:p>
      <text:p text:style-name="P2"><text:span text:style-name="T1">0et-1.2961222E7et58.0</text:span></text:p>
      <text:p text:style-name="P2"><text:span text:style-name="T1">0et-1.2895429E7et59.0</text:span></text:p>
      <text:p text:style-name="P2"><text:span text:style-name="T1">0et-1.2895429E7et59.0</text:span></text:p>
      <text:p text:style-name="P2"><text:span text:style-name="T1">0et-1.2895429E7et59.0</text:span></text:p>
      <text:p text:style-name="P2"><text:span text:style-name="T1">0et-1.2895429E7et59.0</text:span></text:p>
      <text:p text:style-name="P2"><text:span text:style-name="T1">0et-1.2961222E7et58.0</text:span></text:p>
      <text:p text:style-name="P2"><text:span text:style-name="T1">0et-1.2961222E7et58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0et-1.2632257E7et63.0</text:span></text:p>
      <text:p text:style-name="P2"><text:span text:style-name="T1">0et-1.2566464E7et64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oft-page-break/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oft-page-break/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632257E7et63.0</text:span></text:p>
      <text:p text:style-name="P2"><text:span text:style-name="T1">0et-1.2632257E7et63.0</text:span></text:p>
      <text:p text:style-name="P2"><text:span text:style-name="T1">1et-1.3092808E7et56.0</text:span></text:p>
      <text:p text:style-name="P2"><text:span text:style-name="T1">1et-1.3092808E7et56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oft-page-break/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0et-1.2961222E7et58.0</text:span></text:p>
      <text:p text:style-name="P2"><text:span text:style-name="T1">0et-1.2961222E7et58.0</text:span></text:p>
      <text:p text:style-name="P2"><text:span text:style-name="T1">0et-1.2895429E7et59.0</text:span></text:p>
      <text:p text:style-name="P2"><text:span text:style-name="T1">0et-1.2895429E7et59.0</text:span></text:p>
      <text:p text:style-name="P2"><text:span text:style-name="T1">0et-1.2895429E7et59.0</text:span></text:p>
      <text:p text:style-name="P2"><text:span text:style-name="T1">0et-1.2961222E7et58.0</text:span></text:p>
      <text:p text:style-name="P2"><text:span text:style-name="T1">0et-1.2961222E7et58.0</text:span></text:p>
      <text:p text:style-name="P2"><text:span text:style-name="T1">0et-1.2961222E7et58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oft-page-break/><text:span text:style-name="T1">1et-1.3421773E7et51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0et-1.269805E7et62.0</text:span></text:p>
      <text:p text:style-name="P2"><text:span text:style-name="T1">0et-1.269805E7et62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oft-page-break/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500671E7et65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500671E7et65.0</text:span></text:p>
      <text:p text:style-name="P2"><text:span text:style-name="T1">0et-1.2566464E7et64.0</text:span></text:p>
      <text:p text:style-name="P2"><text:span text:style-name="T1">0et-1.2566464E7et64.0</text:span></text:p>
      <text:p text:style-name="P2"><text:span text:style-name="T1">1et-1.3092808E7et56.0</text:span></text:p>
      <text:p text:style-name="P2"><text:span text:style-name="T1">1et-1.3092808E7et56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oft-page-break/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0et-1.2895429E7et59.0</text:span></text:p>
      <text:p text:style-name="P2"><text:span text:style-name="T1">0et-1.2895429E7et59.0</text:span></text:p>
      <text:p text:style-name="P2"><text:span text:style-name="T1">0et-1.2895429E7et59.0</text:span></text:p>
      <text:p text:style-name="P2"><text:span text:style-name="T1">0et-1.2961222E7et58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oft-page-break/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0et-1.269805E7et62.0</text:span></text:p>
      <text:p text:style-name="P2"><text:span text:style-name="T1">0et-1.269805E7et62.0</text:span></text:p>
      <text:p text:style-name="P2"><text:span text:style-name="T1">0et-1.2434878E7et66.0</text:span></text:p>
      <text:p text:style-name="P2"><text:span text:style-name="T1">0et-1.2434878E7et66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oft-page-break/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500671E7et65.0</text:span></text:p>
      <text:p text:style-name="P2"><text:span text:style-name="T1">0et-1.2566464E7et64.0</text:span></text:p>
      <text:p text:style-name="P2"><text:span text:style-name="T1">0et-1.2566464E7et64.0</text:span></text:p>
      <text:p text:style-name="P2"><text:span text:style-name="T1">1et-1.3092808E7et56.0</text:span></text:p>
      <text:p text:style-name="P2"><text:span text:style-name="T1">1et-1.3092808E7et56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oft-page-break/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290187E7et53.0</text:span></text:p>
      <text:p text:style-name="P2"><text:span text:style-name="T1">1et-1.3290187E7et53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0et-1.2895429E7et59.0</text:span></text:p>
      <text:p text:style-name="P2"><text:soft-page-break/><text:span text:style-name="T1">0et-1.2895429E7et59.0</text:span></text:p>
      <text:p text:style-name="P2"><text:span text:style-name="T1">0et-1.2961222E7et58.0</text:span></text:p>
      <text:p text:style-name="P2"><text:span text:style-name="T1">0et-1.2895429E7et59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1et-1.335598E7et52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092808E7et56.0</text:span></text:p>
      <text:p text:style-name="P2"><text:span text:style-name="T1">1et-1.3092808E7et56.0</text:span></text:p>
      <text:p text:style-name="P2"><text:span text:style-name="T1">0et-1.2632257E7et63.0</text:span></text:p>
      <text:p text:style-name="P2"><text:span text:style-name="T1">0et-1.2632257E7et63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oft-page-break/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303292E7et68.0</text:span></text:p>
      <text:p text:style-name="P2"><text:span text:style-name="T1">0et-1.2303292E7et68.0</text:span></text:p>
      <text:p text:style-name="P2"><text:span text:style-name="T1">0et-1.2369085E7et67.0</text:span></text:p>
      <text:p text:style-name="P2"><text:span text:style-name="T1">0et-1.2369085E7et67.0</text:span></text:p>
      <text:p text:style-name="P2"><text:span text:style-name="T1">0et-1.2434878E7et66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0et-1.2500671E7et65.0</text:span></text:p>
      <text:p text:style-name="P2"><text:span text:style-name="T1">1et-1.3092808E7et56.0</text:span></text:p>
      <text:p text:style-name="P2"><text:span text:style-name="T1">1et-1.3092808E7et56.0</text:span></text:p>
      <text:p text:style-name="P2"><text:span text:style-name="T1">1et-1.3158601E7et55.0</text:span></text:p>
      <text:p text:style-name="P2"><text:span text:style-name="T1">1et-1.3158601E7et55.0</text:span></text:p>
      <text:p text:style-name="P2"><text:span text:style-name="T1">1et-1.3421773E7et51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oft-page-break/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87566E7et50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oft-page-break/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35598E7et52.0</text:span></text:p>
      <text:p text:style-name="P2"><text:span text:style-name="T1">1et-1.3421773E7et51.0</text:span></text:p>
      <text:p text:style-name="P2"><text:span text:style-name="T1">1et-1.3224394E7et54.0</text:span></text:p>
      <text:p text:style-name="P2"><text:span text:style-name="T1">1et-1.3224394E7et54.0</text:span></text:p>
      <text:p text:style-name="P2"><text:span text:style-name="T1">1et-1.3027015E7et57.0</text:span></text:p>
      <text:p text:style-name="P2"><text:span text:style-name="T1">1et-1.3027015E7et57.0</text:span></text:p>
      <text:p text:style-name="P2"><text:span text:style-name="T1">0et-1.2961222E7et58.0</text:span></text:p>
      <text:p text:style-name="P2"><text:span text:style-name="T1">0et-1.2961222E7et58.0</text:span></text:p>
      <text:p text:style-name="P2"><text:span text:style-name="T1">0et-1.2961222E7et58.0</text:span></text:p>
      <text:p text:style-name="P2"><text:span text:style-name="T1">0et-1.2961222E7et58.0</text:span></text:p>
      <text:p text:style-name="P2"><text:span text:style-name="T1">0et-1.2961222E7et58.0</text:span></text:p>
      <text:p text:style-name="P2"><text:span text:style-name="T1">0et-1.2961222E7et58.0</text:span></text:p>
      <text:p text:style-name="P2"><text:span text:style-name="T1">0et-1.2961222E7et58.0</text:span></text:p>
      <text:p text:style-name="P2"><text:span text:style-name="T1">0et-1.2961222E7et58.0</text:span></text:p>
      <text:p text:style-name="P2"><text:span text:style-name="T1">1et-1.3290187E7et53.0</text:span></text:p>
      <text:p text:style-name="P2"><text:span text:style-name="T1">1et-1.3224394E7et54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1et-1.3421773E7et51.0</text:span></text:p>
      <text:p text:style-name="P2"><text:span text:style-name="T1">0.0</text:span></text:p>
      <text:p text:style-name="P2"><text:span text:style-name="T1">0.0</text:span></text:p>
      <text:p text:style-name="P2"><text:span text:style-name="T1">false</text:span></text:p>
      <text:p text:style-name="P2"><text:span text:style-name="T1">false</text:span></text:p>
      <text:p text:style-name="P2"><text:span text:style-name="T1">false</text:span></text:p>
      <text:p text:style-name="P2"><text:span text:style-name="T1">Votre plante est en bonne santé</text:span></text:p>
      <text:p text:style-name="P3"><text:span text:style-name="T1"/></text:p>
      <text:p text:style-name="Standard"/>
      <text:p text:style-name="P1">k=4</text:p>
      <text:p text:style-name="P1"/>
      <text:p text:style-name="P1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1 -1.3224394E7 54.0</text:span></text:p>
      <text:p text:style-name="P2"><text:span text:style-name="T1">1 -1.3224394E7 54.0</text:span></text:p>
      <text:p text:style-name="P2"><text:span text:style-name="T1">2 -1.3027015E7 57.0</text:span></text:p>
      <text:p text:style-name="P2"><text:span text:style-name="T1">2 -1.3027015E7 57.0</text:span></text:p>
      <text:p text:style-name="P2"><text:span text:style-name="T1">2 -1.2895429E7 59.0</text:span></text:p>
      <text:p text:style-name="P2"><text:span text:style-name="T1">2 -1.2895429E7 59.0</text:span></text:p>
      <text:p text:style-name="P2"><text:span text:style-name="T1">3 -1.269805E7 62.0</text:span></text:p>
      <text:p text:style-name="P2"><text:span text:style-name="T1">3 -1.269805E7 62.0</text:span></text:p>
      <text:p text:style-name="P2"><text:span text:style-name="T1">3 -1.2500671E7 65.0</text:span></text:p>
      <text:p text:style-name="P2"><text:span text:style-name="T1">3 -1.2500671E7 65.0</text:span></text:p>
      <text:p text:style-name="P2"><text:span text:style-name="T1">3 -1.2566464E7 64.0</text:span></text:p>
      <text:p text:style-name="P2"><text:span text:style-name="T1">3 -1.2566464E7 64.0</text:span></text:p>
      <text:p text:style-name="P2"><text:span text:style-name="T1">3 -1.2566464E7 64.0</text:span></text:p>
      <text:p text:style-name="P2"><text:span text:style-name="T1">3 -1.2566464E7 64.0</text:span></text:p>
      <text:p text:style-name="P2"><text:soft-page-break/><text:span text:style-name="T1">3 -1.2369085E7 67.0</text:span></text:p>
      <text:p text:style-name="P2"><text:span text:style-name="T1">3 -1.2369085E7 67.0</text:span></text:p>
      <text:p text:style-name="P2"><text:span text:style-name="T1">3 -1.2434878E7 66.0</text:span></text:p>
      <text:p text:style-name="P2"><text:span text:style-name="T1">3 -1.2434878E7 66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434878E7 66.0</text:span></text:p>
      <text:p text:style-name="P2"><text:span text:style-name="T1">3 -1.2500671E7 65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434878E7 66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oft-page-break/><text:span text:style-name="T1">3 -1.2369085E7 67.0</text:span></text:p>
      <text:p text:style-name="P2"><text:span text:style-name="T1">3 -1.2369085E7 67.0</text:span></text:p>
      <text:p text:style-name="P2"><text:span text:style-name="T1">3 -1.2434878E7 66.0</text:span></text:p>
      <text:p text:style-name="P2"><text:span text:style-name="T1">3 -1.2434878E7 66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434878E7 66.0</text:span></text:p>
      <text:p text:style-name="P2"><text:span text:style-name="T1">3 -1.2434878E7 66.0</text:span></text:p>
      <text:p text:style-name="P2"><text:span text:style-name="T1">3 -1.2566464E7 64.0</text:span></text:p>
      <text:p text:style-name="P2"><text:span text:style-name="T1">3 -1.2566464E7 64.0</text:span></text:p>
      <text:p text:style-name="P2"><text:span text:style-name="T1">2 -1.2763843E7 61.0</text:span></text:p>
      <text:p text:style-name="P2"><text:span text:style-name="T1">2 -1.2763843E7 61.0</text:span></text:p>
      <text:p text:style-name="P2"><text:span text:style-name="T1">1 -1.3224394E7 54.0</text:span></text:p>
      <text:p text:style-name="P2"><text:span text:style-name="T1">1 -1.3224394E7 54.0</text:span></text:p>
      <text:p text:style-name="P2"><text:span text:style-name="T1">1 -1.335598E7 52.0</text:span></text:p>
      <text:p text:style-name="P2"><text:span text:style-name="T1">1 -1.335598E7 52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oft-page-break/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1 -1.3224394E7 54.0</text:span></text:p>
      <text:p text:style-name="P2"><text:span text:style-name="T1">1 -1.3224394E7 54.0</text:span></text:p>
      <text:p text:style-name="P2"><text:span text:style-name="T1">2 -1.3158601E7 55.0</text:span></text:p>
      <text:p text:style-name="P2"><text:span text:style-name="T1">2 -1.3158601E7 55.0</text:span></text:p>
      <text:p text:style-name="P2"><text:span text:style-name="T1">2 -1.2895429E7 59.0</text:span></text:p>
      <text:p text:style-name="P2"><text:span text:style-name="T1">2 -1.2895429E7 59.0</text:span></text:p>
      <text:p text:style-name="P2"><text:span text:style-name="T1">2 -1.2895429E7 59.0</text:span></text:p>
      <text:p text:style-name="P2"><text:span text:style-name="T1">2 -1.2895429E7 59.0</text:span></text:p>
      <text:p text:style-name="P2"><text:span text:style-name="T1">2 -1.2829636E7 60.0</text:span></text:p>
      <text:p text:style-name="P2"><text:span text:style-name="T1">2 -1.2829636E7 60.0</text:span></text:p>
      <text:p text:style-name="P2"><text:span text:style-name="T1">2 -1.2961222E7 58.0</text:span></text:p>
      <text:p text:style-name="P2"><text:span text:style-name="T1">2 -1.2961222E7 58.0</text:span></text:p>
      <text:p text:style-name="P2"><text:span text:style-name="T1">1 -1.3224394E7 54.0</text:span></text:p>
      <text:p text:style-name="P2"><text:span text:style-name="T1">1 -1.3224394E7 54.0</text:span></text:p>
      <text:p text:style-name="P2"><text:span text:style-name="T1">1 -1.3290187E7 53.0</text:span></text:p>
      <text:p text:style-name="P2"><text:span text:style-name="T1">1 -1.3290187E7 53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1 -1.335598E7 52.0</text:span></text:p>
      <text:p text:style-name="P2"><text:span text:style-name="T1">1 -1.335598E7 52.0</text:span></text:p>
      <text:p text:style-name="P2"><text:soft-page-break/><text:span text:style-name="T1">2 -1.3158601E7 55.0</text:span></text:p>
      <text:p text:style-name="P2"><text:span text:style-name="T1">2 -1.3158601E7 55.0</text:span></text:p>
      <text:p text:style-name="P2"><text:span text:style-name="T1">2 -1.2961222E7 58.0</text:span></text:p>
      <text:p text:style-name="P2"><text:span text:style-name="T1">2 -1.2961222E7 58.0</text:span></text:p>
      <text:p text:style-name="P2"><text:span text:style-name="T1">2 -1.2763843E7 61.0</text:span></text:p>
      <text:p text:style-name="P2"><text:span text:style-name="T1">2 -1.2763843E7 61.0</text:span></text:p>
      <text:p text:style-name="P2"><text:span text:style-name="T1">3 -1.2566464E7 64.0</text:span></text:p>
      <text:p text:style-name="P2"><text:span text:style-name="T1">3 -1.2566464E7 64.0</text:span></text:p>
      <text:p text:style-name="P2"><text:span text:style-name="T1">3 -1.2500671E7 65.0</text:span></text:p>
      <text:p text:style-name="P2"><text:span text:style-name="T1">3 -1.2500671E7 65.0</text:span></text:p>
      <text:p text:style-name="P2"><text:span text:style-name="T1">3 -1.2566464E7 64.0</text:span></text:p>
      <text:p text:style-name="P2"><text:span text:style-name="T1">3 -1.2566464E7 64.0</text:span></text:p>
      <text:p text:style-name="P2"><text:span text:style-name="T1">3 -1.2500671E7 65.0</text:span></text:p>
      <text:p text:style-name="P2"><text:span text:style-name="T1">3 -1.2500671E7 65.0</text:span></text:p>
      <text:p text:style-name="P2"><text:span text:style-name="T1">3 -1.2434878E7 66.0</text:span></text:p>
      <text:p text:style-name="P2"><text:span text:style-name="T1">3 -1.2500671E7 65.0</text:span></text:p>
      <text:p text:style-name="P2"><text:span text:style-name="T1">3 -1.2500671E7 65.0</text:span></text:p>
      <text:p text:style-name="P2"><text:span text:style-name="T1">3 -1.2434878E7 66.0</text:span></text:p>
      <text:p text:style-name="P2"><text:span text:style-name="T1">3 -1.2500671E7 65.0</text:span></text:p>
      <text:p text:style-name="P2"><text:span text:style-name="T1">3 -1.2500671E7 65.0</text:span></text:p>
      <text:p text:style-name="P2"><text:span text:style-name="T1">3 -1.2369085E7 67.0</text:span></text:p>
      <text:p text:style-name="P2"><text:span text:style-name="T1">3 -1.2434878E7 66.0</text:span></text:p>
      <text:p text:style-name="P2"><text:span text:style-name="T1">3 -1.2434878E7 66.0</text:span></text:p>
      <text:p text:style-name="P2"><text:span text:style-name="T1">3 -1.2434878E7 66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oft-page-break/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434878E7 66.0</text:span></text:p>
      <text:p text:style-name="P2"><text:span text:style-name="T1">3 -1.2500671E7 65.0</text:span></text:p>
      <text:p text:style-name="P2"><text:span text:style-name="T1">3 -1.2434878E7 66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434878E7 66.0</text:span></text:p>
      <text:p text:style-name="P2"><text:span text:style-name="T1">3 -1.2434878E7 66.0</text:span></text:p>
      <text:p text:style-name="P2"><text:span text:style-name="T1">3 -1.2434878E7 66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500671E7 65.0</text:span></text:p>
      <text:p text:style-name="P2"><text:span text:style-name="T1">3 -1.2500671E7 65.0</text:span></text:p>
      <text:p text:style-name="P2"><text:span text:style-name="T1">3 -1.2566464E7 64.0</text:span></text:p>
      <text:p text:style-name="P2"><text:span text:style-name="T1">3 -1.2632257E7 63.0</text:span></text:p>
      <text:p text:style-name="P2"><text:span text:style-name="T1">2 -1.3092808E7 56.0</text:span></text:p>
      <text:p text:style-name="P2"><text:span text:style-name="T1">2 -1.3092808E7 56.0</text:span></text:p>
      <text:p text:style-name="P2"><text:span text:style-name="T1">1 -1.3290187E7 53.0</text:span></text:p>
      <text:p text:style-name="P2"><text:span text:style-name="T1">1 -1.3290187E7 53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oft-page-break/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1 -1.335598E7 52.0</text:span></text:p>
      <text:p text:style-name="P2"><text:span text:style-name="T1">0 -1.3421773E7 51.0</text:span></text:p>
      <text:p text:style-name="P2"><text:span text:style-name="T1">1 -1.3224394E7 54.0</text:span></text:p>
      <text:p text:style-name="P2"><text:span text:style-name="T1">1 -1.3224394E7 54.0</text:span></text:p>
      <text:p text:style-name="P2"><text:span text:style-name="T1">2 -1.3027015E7 57.0</text:span></text:p>
      <text:p text:style-name="P2"><text:span text:style-name="T1">2 -1.3027015E7 57.0</text:span></text:p>
      <text:p text:style-name="P2"><text:span text:style-name="T1">2 -1.2895429E7 59.0</text:span></text:p>
      <text:p text:style-name="P2"><text:span text:style-name="T1">2 -1.2895429E7 59.0</text:span></text:p>
      <text:p text:style-name="P2"><text:span text:style-name="T1">2 -1.2829636E7 60.0</text:span></text:p>
      <text:p text:style-name="P2"><text:span text:style-name="T1">2 -1.2829636E7 60.0</text:span></text:p>
      <text:p text:style-name="P2"><text:span text:style-name="T1">2 -1.2961222E7 58.0</text:span></text:p>
      <text:p text:style-name="P2"><text:span text:style-name="T1">2 -1.2961222E7 58.0</text:span></text:p>
      <text:p text:style-name="P2"><text:span text:style-name="T1">2 -1.3092808E7 56.0</text:span></text:p>
      <text:p text:style-name="P2"><text:span text:style-name="T1">2 -1.3092808E7 56.0</text:span></text:p>
      <text:p text:style-name="P2"><text:span text:style-name="T1">1 -1.335598E7 52.0</text:span></text:p>
      <text:p text:style-name="P2"><text:span text:style-name="T1">1 -1.335598E7 52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oft-page-break/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1 -1.335598E7 52.0</text:span></text:p>
      <text:p text:style-name="P2"><text:span text:style-name="T1">1 -1.335598E7 52.0</text:span></text:p>
      <text:p text:style-name="P2"><text:span text:style-name="T1">2 -1.3158601E7 55.0</text:span></text:p>
      <text:p text:style-name="P2"><text:span text:style-name="T1">2 -1.3158601E7 55.0</text:span></text:p>
      <text:p text:style-name="P2"><text:span text:style-name="T1">2 -1.3027015E7 57.0</text:span></text:p>
      <text:p text:style-name="P2"><text:span text:style-name="T1">2 -1.2961222E7 58.0</text:span></text:p>
      <text:p text:style-name="P2"><text:span text:style-name="T1">2 -1.2763843E7 61.0</text:span></text:p>
      <text:p text:style-name="P2"><text:span text:style-name="T1">2 -1.2763843E7 61.0</text:span></text:p>
      <text:p text:style-name="P2"><text:span text:style-name="T1">3 -1.2566464E7 64.0</text:span></text:p>
      <text:p text:style-name="P2"><text:span text:style-name="T1">3 -1.2500671E7 65.0</text:span></text:p>
      <text:p text:style-name="P2"><text:span text:style-name="T1">3 -1.2434878E7 66.0</text:span></text:p>
      <text:p text:style-name="P2"><text:span text:style-name="T1">3 -1.2500671E7 65.0</text:span></text:p>
      <text:p text:style-name="P2"><text:span text:style-name="T1">3 -1.2566464E7 64.0</text:span></text:p>
      <text:p text:style-name="P2"><text:span text:style-name="T1">3 -1.2566464E7 64.0</text:span></text:p>
      <text:p text:style-name="P2"><text:span text:style-name="T1">3 -1.2500671E7 65.0</text:span></text:p>
      <text:p text:style-name="P2"><text:span text:style-name="T1">3 -1.2500671E7 65.0</text:span></text:p>
      <text:p text:style-name="P2"><text:span text:style-name="T1">3 -1.2434878E7 66.0</text:span></text:p>
      <text:p text:style-name="P2"><text:span text:style-name="T1">3 -1.2434878E7 66.0</text:span></text:p>
      <text:p text:style-name="P2"><text:span text:style-name="T1">3 -1.2434878E7 66.0</text:span></text:p>
      <text:p text:style-name="P2"><text:span text:style-name="T1">3 -1.2434878E7 66.0</text:span></text:p>
      <text:p text:style-name="P2"><text:span text:style-name="T1">3 -1.2434878E7 66.0</text:span></text:p>
      <text:p text:style-name="P2"><text:span text:style-name="T1">3 -1.2434878E7 66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434878E7 66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oft-page-break/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500671E7 65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434878E7 66.0</text:span></text:p>
      <text:p text:style-name="P2"><text:span text:style-name="T1">3 -1.2434878E7 66.0</text:span></text:p>
      <text:p text:style-name="P2"><text:span text:style-name="T1">3 -1.2434878E7 66.0</text:span></text:p>
      <text:p text:style-name="P2"><text:span text:style-name="T1">3 -1.2434878E7 66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434878E7 66.0</text:span></text:p>
      <text:p text:style-name="P2"><text:span text:style-name="T1">3 -1.2434878E7 66.0</text:span></text:p>
      <text:p text:style-name="P2"><text:span text:style-name="T1">3 -1.2434878E7 66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500671E7 65.0</text:span></text:p>
      <text:p text:style-name="P2"><text:span text:style-name="T1">3 -1.2500671E7 65.0</text:span></text:p>
      <text:p text:style-name="P2"><text:span text:style-name="T1">3 -1.2632257E7 63.0</text:span></text:p>
      <text:p text:style-name="P2"><text:span text:style-name="T1">3 -1.2632257E7 63.0</text:span></text:p>
      <text:p text:style-name="P2"><text:span text:style-name="T1">2 -1.3092808E7 56.0</text:span></text:p>
      <text:p text:style-name="P2"><text:span text:style-name="T1">2 -1.3092808E7 56.0</text:span></text:p>
      <text:p text:style-name="P2"><text:span text:style-name="T1">1 -1.3290187E7 53.0</text:span></text:p>
      <text:p text:style-name="P2"><text:span text:style-name="T1">1 -1.3290187E7 53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oft-page-break/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1 -1.335598E7 52.0</text:span></text:p>
      <text:p text:style-name="P2"><text:span text:style-name="T1">0 -1.3421773E7 51.0</text:span></text:p>
      <text:p text:style-name="P2"><text:span text:style-name="T1">1 -1.3224394E7 54.0</text:span></text:p>
      <text:p text:style-name="P2"><text:span text:style-name="T1">1 -1.3224394E7 54.0</text:span></text:p>
      <text:p text:style-name="P2"><text:span text:style-name="T1">2 -1.3027015E7 57.0</text:span></text:p>
      <text:p text:style-name="P2"><text:span text:style-name="T1">2 -1.3027015E7 57.0</text:span></text:p>
      <text:p text:style-name="P2"><text:soft-page-break/><text:span text:style-name="T1">2 -1.2895429E7 59.0</text:span></text:p>
      <text:p text:style-name="P2"><text:span text:style-name="T1">2 -1.2829636E7 60.0</text:span></text:p>
      <text:p text:style-name="P2"><text:span text:style-name="T1">2 -1.2829636E7 60.0</text:span></text:p>
      <text:p text:style-name="P2"><text:span text:style-name="T1">2 -1.2829636E7 60.0</text:span></text:p>
      <text:p text:style-name="P2"><text:span text:style-name="T1">2 -1.2961222E7 58.0</text:span></text:p>
      <text:p text:style-name="P2"><text:span text:style-name="T1">2 -1.2961222E7 58.0</text:span></text:p>
      <text:p text:style-name="P2"><text:span text:style-name="T1">2 -1.3092808E7 56.0</text:span></text:p>
      <text:p text:style-name="P2"><text:span text:style-name="T1">2 -1.3092808E7 56.0</text:span></text:p>
      <text:p text:style-name="P2"><text:span text:style-name="T1">1 -1.335598E7 52.0</text:span></text:p>
      <text:p text:style-name="P2"><text:span text:style-name="T1">1 -1.335598E7 52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1 -1.335598E7 52.0</text:span></text:p>
      <text:p text:style-name="P2"><text:span text:style-name="T1">1 -1.335598E7 52.0</text:span></text:p>
      <text:p text:style-name="P2"><text:span text:style-name="T1">1 -1.3224394E7 54.0</text:span></text:p>
      <text:p text:style-name="P2"><text:span text:style-name="T1">1 -1.3224394E7 54.0</text:span></text:p>
      <text:p text:style-name="P2"><text:span text:style-name="T1">2 -1.2895429E7 59.0</text:span></text:p>
      <text:p text:style-name="P2"><text:span text:style-name="T1">2 -1.2961222E7 58.0</text:span></text:p>
      <text:p text:style-name="P2"><text:span text:style-name="T1">3 -1.2632257E7 63.0</text:span></text:p>
      <text:p text:style-name="P2"><text:span text:style-name="T1">3 -1.2632257E7 63.0</text:span></text:p>
      <text:p text:style-name="P2"><text:span text:style-name="T1">3 -1.2500671E7 65.0</text:span></text:p>
      <text:p text:style-name="P2"><text:span text:style-name="T1">3 -1.2500671E7 65.0</text:span></text:p>
      <text:p text:style-name="P2"><text:span text:style-name="T1">3 -1.2434878E7 66.0</text:span></text:p>
      <text:p text:style-name="P2"><text:span text:style-name="T1">3 -1.2500671E7 65.0</text:span></text:p>
      <text:p text:style-name="P2"><text:span text:style-name="T1">3 -1.2500671E7 65.0</text:span></text:p>
      <text:p text:style-name="P2"><text:span text:style-name="T1">3 -1.2434878E7 66.0</text:span></text:p>
      <text:p text:style-name="P2"><text:span text:style-name="T1">3 -1.2500671E7 65.0</text:span></text:p>
      <text:p text:style-name="P2"><text:span text:style-name="T1">3 -1.2434878E7 66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500671E7 65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oft-page-break/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434878E7 66.0</text:span></text:p>
      <text:p text:style-name="P2"><text:span text:style-name="T1">3 -1.2434878E7 66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434878E7 66.0</text:span></text:p>
      <text:p text:style-name="P2"><text:span text:style-name="T1">3 -1.2434878E7 66.0</text:span></text:p>
      <text:p text:style-name="P2"><text:span text:style-name="T1">3 -1.2500671E7 65.0</text:span></text:p>
      <text:p text:style-name="P2"><text:span text:style-name="T1">3 -1.2632257E7 63.0</text:span></text:p>
      <text:p text:style-name="P2"><text:span text:style-name="T1">3 -1.2632257E7 63.0</text:span></text:p>
      <text:p text:style-name="P2"><text:span text:style-name="T1">2 -1.3092808E7 56.0</text:span></text:p>
      <text:p text:style-name="P2"><text:span text:style-name="T1">2 -1.3092808E7 56.0</text:span></text:p>
      <text:p text:style-name="P2"><text:span text:style-name="T1">1 -1.3290187E7 53.0</text:span></text:p>
      <text:p text:style-name="P2"><text:span text:style-name="T1">1 -1.3290187E7 53.0</text:span></text:p>
      <text:p text:style-name="P2"><text:soft-page-break/><text:span text:style-name="T1">0 -1.3421773E7 51.0</text:span></text:p>
      <text:p text:style-name="P2"><text:span text:style-name="T1">1 -1.335598E7 52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oft-page-break/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1 -1.3290187E7 53.0</text:span></text:p>
      <text:p text:style-name="P2"><text:span text:style-name="T1">1 -1.3290187E7 53.0</text:span></text:p>
      <text:p text:style-name="P2"><text:span text:style-name="T1">2 -1.3027015E7 57.0</text:span></text:p>
      <text:p text:style-name="P2"><text:span text:style-name="T1">2 -1.3027015E7 57.0</text:span></text:p>
      <text:p text:style-name="P2"><text:span text:style-name="T1">2 -1.2895429E7 59.0</text:span></text:p>
      <text:p text:style-name="P2"><text:span text:style-name="T1">2 -1.2895429E7 59.0</text:span></text:p>
      <text:p text:style-name="P2"><text:span text:style-name="T1">2 -1.2829636E7 60.0</text:span></text:p>
      <text:p text:style-name="P2"><text:span text:style-name="T1">2 -1.2829636E7 60.0</text:span></text:p>
      <text:p text:style-name="P2"><text:span text:style-name="T1">2 -1.2895429E7 59.0</text:span></text:p>
      <text:p text:style-name="P2"><text:span text:style-name="T1">2 -1.2895429E7 59.0</text:span></text:p>
      <text:p text:style-name="P2"><text:span text:style-name="T1">2 -1.3027015E7 57.0</text:span></text:p>
      <text:p text:style-name="P2"><text:span text:style-name="T1">2 -1.3027015E7 57.0</text:span></text:p>
      <text:p text:style-name="P2"><text:span text:style-name="T1">1 -1.3290187E7 53.0</text:span></text:p>
      <text:p text:style-name="P2"><text:span text:style-name="T1">1 -1.3290187E7 53.0</text:span></text:p>
      <text:p text:style-name="P2"><text:span text:style-name="T1">1 -1.335598E7 52.0</text:span></text:p>
      <text:p text:style-name="P2"><text:span text:style-name="T1">1 -1.335598E7 52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1 -1.335598E7 52.0</text:span></text:p>
      <text:p text:style-name="P2"><text:span text:style-name="T1">1 -1.335598E7 52.0</text:span></text:p>
      <text:p text:style-name="P2"><text:span text:style-name="T1">1 -1.3224394E7 54.0</text:span></text:p>
      <text:p text:style-name="P2"><text:span text:style-name="T1">1 -1.3224394E7 54.0</text:span></text:p>
      <text:p text:style-name="P2"><text:span text:style-name="T1">2 -1.2961222E7 58.0</text:span></text:p>
      <text:p text:style-name="P2"><text:span text:style-name="T1">2 -1.2961222E7 58.0</text:span></text:p>
      <text:p text:style-name="P2"><text:span text:style-name="T1">3 -1.2632257E7 63.0</text:span></text:p>
      <text:p text:style-name="P2"><text:span text:style-name="T1">3 -1.2632257E7 63.0</text:span></text:p>
      <text:p text:style-name="P2"><text:span text:style-name="T1">3 -1.2500671E7 65.0</text:span></text:p>
      <text:p text:style-name="P2"><text:span text:style-name="T1">3 -1.2500671E7 65.0</text:span></text:p>
      <text:p text:style-name="P2"><text:span text:style-name="T1">3 -1.2500671E7 65.0</text:span></text:p>
      <text:p text:style-name="P2"><text:span text:style-name="T1">3 -1.2434878E7 66.0</text:span></text:p>
      <text:p text:style-name="P2"><text:span text:style-name="T1">3 -1.2500671E7 65.0</text:span></text:p>
      <text:p text:style-name="P2"><text:span text:style-name="T1">3 -1.2500671E7 65.0</text:span></text:p>
      <text:p text:style-name="P2"><text:span text:style-name="T1">3 -1.2434878E7 66.0</text:span></text:p>
      <text:p text:style-name="P2"><text:span text:style-name="T1">3 -1.2500671E7 65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434878E7 66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oft-page-break/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434878E7 66.0</text:span></text:p>
      <text:p text:style-name="P2"><text:span text:style-name="T1">3 -1.2434878E7 66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oft-page-break/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434878E7 66.0</text:span></text:p>
      <text:p text:style-name="P2"><text:span text:style-name="T1">3 -1.2500671E7 65.0</text:span></text:p>
      <text:p text:style-name="P2"><text:span text:style-name="T1">3 -1.2566464E7 64.0</text:span></text:p>
      <text:p text:style-name="P2"><text:span text:style-name="T1">3 -1.2632257E7 63.0</text:span></text:p>
      <text:p text:style-name="P2"><text:span text:style-name="T1">2 -1.3092808E7 56.0</text:span></text:p>
      <text:p text:style-name="P2"><text:span text:style-name="T1">2 -1.3092808E7 56.0</text:span></text:p>
      <text:p text:style-name="P2"><text:span text:style-name="T1">1 -1.3290187E7 53.0</text:span></text:p>
      <text:p text:style-name="P2"><text:span text:style-name="T1">1 -1.3290187E7 53.0</text:span></text:p>
      <text:p text:style-name="P2"><text:span text:style-name="T1">1 -1.335598E7 52.0</text:span></text:p>
      <text:p text:style-name="P2"><text:span text:style-name="T1">1 -1.335598E7 52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oft-page-break/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1 -1.3290187E7 53.0</text:span></text:p>
      <text:p text:style-name="P2"><text:span text:style-name="T1">1 -1.3290187E7 53.0</text:span></text:p>
      <text:p text:style-name="P2"><text:span text:style-name="T1">2 -1.3027015E7 57.0</text:span></text:p>
      <text:p text:style-name="P2"><text:span text:style-name="T1">2 -1.3027015E7 57.0</text:span></text:p>
      <text:p text:style-name="P2"><text:span text:style-name="T1">2 -1.2895429E7 59.0</text:span></text:p>
      <text:p text:style-name="P2"><text:span text:style-name="T1">2 -1.2895429E7 59.0</text:span></text:p>
      <text:p text:style-name="P2"><text:span text:style-name="T1">2 -1.2829636E7 60.0</text:span></text:p>
      <text:p text:style-name="P2"><text:span text:style-name="T1">2 -1.2829636E7 60.0</text:span></text:p>
      <text:p text:style-name="P2"><text:span text:style-name="T1">2 -1.2895429E7 59.0</text:span></text:p>
      <text:p text:style-name="P2"><text:span text:style-name="T1">2 -1.2895429E7 59.0</text:span></text:p>
      <text:p text:style-name="P2"><text:span text:style-name="T1">2 -1.3027015E7 57.0</text:span></text:p>
      <text:p text:style-name="P2"><text:span text:style-name="T1">2 -1.3027015E7 57.0</text:span></text:p>
      <text:p text:style-name="P2"><text:span text:style-name="T1">1 -1.3290187E7 53.0</text:span></text:p>
      <text:p text:style-name="P2"><text:span text:style-name="T1">1 -1.3290187E7 53.0</text:span></text:p>
      <text:p text:style-name="P2"><text:span text:style-name="T1">1 -1.335598E7 52.0</text:span></text:p>
      <text:p text:style-name="P2"><text:span text:style-name="T1">1 -1.335598E7 52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1 -1.3224394E7 54.0</text:span></text:p>
      <text:p text:style-name="P2"><text:span text:style-name="T1">1 -1.3224394E7 54.0</text:span></text:p>
      <text:p text:style-name="P2"><text:span text:style-name="T1">2 -1.2895429E7 59.0</text:span></text:p>
      <text:p text:style-name="P2"><text:span text:style-name="T1">2 -1.2895429E7 59.0</text:span></text:p>
      <text:p text:style-name="P2"><text:span text:style-name="T1">3 -1.2566464E7 64.0</text:span></text:p>
      <text:p text:style-name="P2"><text:span text:style-name="T1">3 -1.2566464E7 64.0</text:span></text:p>
      <text:p text:style-name="P2"><text:soft-page-break/><text:span text:style-name="T1">3 -1.2500671E7 65.0</text:span></text:p>
      <text:p text:style-name="P2"><text:span text:style-name="T1">3 -1.2500671E7 65.0</text:span></text:p>
      <text:p text:style-name="P2"><text:span text:style-name="T1">3 -1.2434878E7 66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500671E7 65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237499E7 69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oft-page-break/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434878E7 66.0</text:span></text:p>
      <text:p text:style-name="P2"><text:span text:style-name="T1">3 -1.2500671E7 65.0</text:span></text:p>
      <text:p text:style-name="P2"><text:span text:style-name="T1">3 -1.2500671E7 65.0</text:span></text:p>
      <text:p text:style-name="P2"><text:span text:style-name="T1">3 -1.2566464E7 64.0</text:span></text:p>
      <text:p text:style-name="P2"><text:span text:style-name="T1">2 -1.2961222E7 58.0</text:span></text:p>
      <text:p text:style-name="P2"><text:span text:style-name="T1">2 -1.2961222E7 58.0</text:span></text:p>
      <text:p text:style-name="P2"><text:span text:style-name="T1">2 -1.3158601E7 55.0</text:span></text:p>
      <text:p text:style-name="P2"><text:span text:style-name="T1">2 -1.3158601E7 55.0</text:span></text:p>
      <text:p text:style-name="P2"><text:span text:style-name="T1">1 -1.335598E7 52.0</text:span></text:p>
      <text:p text:style-name="P2"><text:span text:style-name="T1">1 -1.335598E7 52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oft-page-break/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1 -1.3290187E7 53.0</text:span></text:p>
      <text:p text:style-name="P2"><text:span text:style-name="T1">1 -1.3290187E7 53.0</text:span></text:p>
      <text:p text:style-name="P2"><text:span text:style-name="T1">1 -1.3224394E7 54.0</text:span></text:p>
      <text:p text:style-name="P2"><text:span text:style-name="T1">1 -1.3224394E7 54.0</text:span></text:p>
      <text:p text:style-name="P2"><text:span text:style-name="T1">2 -1.3027015E7 57.0</text:span></text:p>
      <text:p text:style-name="P2"><text:span text:style-name="T1">2 -1.3027015E7 57.0</text:span></text:p>
      <text:p text:style-name="P2"><text:span text:style-name="T1">2 -1.2961222E7 58.0</text:span></text:p>
      <text:p text:style-name="P2"><text:span text:style-name="T1">2 -1.2961222E7 58.0</text:span></text:p>
      <text:p text:style-name="P2"><text:span text:style-name="T1">2 -1.2895429E7 59.0</text:span></text:p>
      <text:p text:style-name="P2"><text:span text:style-name="T1">2 -1.2895429E7 59.0</text:span></text:p>
      <text:p text:style-name="P2"><text:span text:style-name="T1">2 -1.3027015E7 57.0</text:span></text:p>
      <text:p text:style-name="P2"><text:span text:style-name="T1">2 -1.3027015E7 57.0</text:span></text:p>
      <text:p text:style-name="P2"><text:span text:style-name="T1">2 -1.3092808E7 56.0</text:span></text:p>
      <text:p text:style-name="P2"><text:span text:style-name="T1">2 -1.3092808E7 56.0</text:span></text:p>
      <text:p text:style-name="P2"><text:span text:style-name="T1">1 -1.335598E7 52.0</text:span></text:p>
      <text:p text:style-name="P2"><text:span text:style-name="T1">1 -1.335598E7 52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oft-page-break/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1 -1.3224394E7 54.0</text:span></text:p>
      <text:p text:style-name="P2"><text:span text:style-name="T1">1 -1.3224394E7 54.0</text:span></text:p>
      <text:p text:style-name="P2"><text:span text:style-name="T1">2 -1.2961222E7 58.0</text:span></text:p>
      <text:p text:style-name="P2"><text:span text:style-name="T1">2 -1.2895429E7 59.0</text:span></text:p>
      <text:p text:style-name="P2"><text:span text:style-name="T1">3 -1.2566464E7 64.0</text:span></text:p>
      <text:p text:style-name="P2"><text:span text:style-name="T1">3 -1.2566464E7 64.0</text:span></text:p>
      <text:p text:style-name="P2"><text:span text:style-name="T1">3 -1.2500671E7 65.0</text:span></text:p>
      <text:p text:style-name="P2"><text:span text:style-name="T1">3 -1.2500671E7 65.0</text:span></text:p>
      <text:p text:style-name="P2"><text:span text:style-name="T1">3 -1.2369085E7 67.0</text:span></text:p>
      <text:p text:style-name="P2"><text:span text:style-name="T1">3 -1.2434878E7 66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434878E7 66.0</text:span></text:p>
      <text:p text:style-name="P2"><text:span text:style-name="T1">3 -1.2434878E7 66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oft-page-break/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434878E7 66.0</text:span></text:p>
      <text:p text:style-name="P2"><text:span text:style-name="T1">3 -1.2500671E7 65.0</text:span></text:p>
      <text:p text:style-name="P2"><text:span text:style-name="T1">3 -1.2500671E7 65.0</text:span></text:p>
      <text:p text:style-name="P2"><text:span text:style-name="T1">3 -1.2566464E7 64.0</text:span></text:p>
      <text:p text:style-name="P2"><text:span text:style-name="T1">2 -1.3027015E7 57.0</text:span></text:p>
      <text:p text:style-name="P2"><text:span text:style-name="T1">2 -1.2961222E7 58.0</text:span></text:p>
      <text:p text:style-name="P2"><text:span text:style-name="T1">2 -1.3158601E7 55.0</text:span></text:p>
      <text:p text:style-name="P2"><text:span text:style-name="T1">2 -1.3158601E7 55.0</text:span></text:p>
      <text:p text:style-name="P2"><text:span text:style-name="T1">1 -1.335598E7 52.0</text:span></text:p>
      <text:p text:style-name="P2"><text:span text:style-name="T1">1 -1.335598E7 52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oft-page-break/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1 -1.3290187E7 53.0</text:span></text:p>
      <text:p text:style-name="P2"><text:span text:style-name="T1">1 -1.3290187E7 53.0</text:span></text:p>
      <text:p text:style-name="P2"><text:span text:style-name="T1">1 -1.3224394E7 54.0</text:span></text:p>
      <text:p text:style-name="P2"><text:span text:style-name="T1">1 -1.3224394E7 54.0</text:span></text:p>
      <text:p text:style-name="P2"><text:span text:style-name="T1">2 -1.3027015E7 57.0</text:span></text:p>
      <text:p text:style-name="P2"><text:span text:style-name="T1">2 -1.3027015E7 57.0</text:span></text:p>
      <text:p text:style-name="P2"><text:span text:style-name="T1">2 -1.2961222E7 58.0</text:span></text:p>
      <text:p text:style-name="P2"><text:span text:style-name="T1">2 -1.2961222E7 58.0</text:span></text:p>
      <text:p text:style-name="P2"><text:span text:style-name="T1">2 -1.2895429E7 59.0</text:span></text:p>
      <text:p text:style-name="P2"><text:span text:style-name="T1">2 -1.2895429E7 59.0</text:span></text:p>
      <text:p text:style-name="P2"><text:soft-page-break/><text:span text:style-name="T1">2 -1.3027015E7 57.0</text:span></text:p>
      <text:p text:style-name="P2"><text:span text:style-name="T1">2 -1.3027015E7 57.0</text:span></text:p>
      <text:p text:style-name="P2"><text:span text:style-name="T1">2 -1.3092808E7 56.0</text:span></text:p>
      <text:p text:style-name="P2"><text:span text:style-name="T1">2 -1.3092808E7 56.0</text:span></text:p>
      <text:p text:style-name="P2"><text:span text:style-name="T1">0 -1.3421773E7 51.0</text:span></text:p>
      <text:p text:style-name="P2"><text:span text:style-name="T1">1 -1.335598E7 52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2 -1.3092808E7 56.0</text:span></text:p>
      <text:p text:style-name="P2"><text:span text:style-name="T1">2 -1.3027015E7 57.0</text:span></text:p>
      <text:p text:style-name="P2"><text:span text:style-name="T1">3 -1.269805E7 62.0</text:span></text:p>
      <text:p text:style-name="P2"><text:span text:style-name="T1">3 -1.269805E7 62.0</text:span></text:p>
      <text:p text:style-name="P2"><text:span text:style-name="T1">3 -1.2500671E7 65.0</text:span></text:p>
      <text:p text:style-name="P2"><text:span text:style-name="T1">3 -1.2500671E7 65.0</text:span></text:p>
      <text:p text:style-name="P2"><text:span text:style-name="T1">3 -1.2434878E7 66.0</text:span></text:p>
      <text:p text:style-name="P2"><text:span text:style-name="T1">3 -1.2434878E7 66.0</text:span></text:p>
      <text:p text:style-name="P2"><text:span text:style-name="T1">3 -1.2434878E7 66.0</text:span></text:p>
      <text:p text:style-name="P2"><text:span text:style-name="T1">3 -1.2500671E7 65.0</text:span></text:p>
      <text:p text:style-name="P2"><text:span text:style-name="T1">3 -1.2500671E7 65.0</text:span></text:p>
      <text:p text:style-name="P2"><text:span text:style-name="T1">3 -1.2434878E7 66.0</text:span></text:p>
      <text:p text:style-name="P2"><text:span text:style-name="T1">3 -1.2434878E7 66.0</text:span></text:p>
      <text:p text:style-name="P2"><text:span text:style-name="T1">3 -1.2434878E7 66.0</text:span></text:p>
      <text:p text:style-name="P2"><text:span text:style-name="T1">3 -1.2434878E7 66.0</text:span></text:p>
      <text:p text:style-name="P2"><text:span text:style-name="T1">3 -1.2434878E7 66.0</text:span></text:p>
      <text:p text:style-name="P2"><text:span text:style-name="T1">3 -1.2500671E7 65.0</text:span></text:p>
      <text:p text:style-name="P2"><text:span text:style-name="T1">3 -1.2434878E7 66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oft-page-break/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500671E7 65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434878E7 66.0</text:span></text:p>
      <text:p text:style-name="P2"><text:span text:style-name="T1">3 -1.2369085E7 67.0</text:span></text:p>
      <text:p text:style-name="P2"><text:span text:style-name="T1">3 -1.2500671E7 65.0</text:span></text:p>
      <text:p text:style-name="P2"><text:span text:style-name="T1">3 -1.2434878E7 66.0</text:span></text:p>
      <text:p text:style-name="P2"><text:span text:style-name="T1">3 -1.2434878E7 66.0</text:span></text:p>
      <text:p text:style-name="P2"><text:span text:style-name="T1">3 -1.2500671E7 65.0</text:span></text:p>
      <text:p text:style-name="P2"><text:span text:style-name="T1">2 -1.3027015E7 57.0</text:span></text:p>
      <text:p text:style-name="P2"><text:span text:style-name="T1">2 -1.3027015E7 57.0</text:span></text:p>
      <text:p text:style-name="P2"><text:span text:style-name="T1">2 -1.3158601E7 55.0</text:span></text:p>
      <text:p text:style-name="P2"><text:span text:style-name="T1">2 -1.3158601E7 55.0</text:span></text:p>
      <text:p text:style-name="P2"><text:span text:style-name="T1">1 -1.3290187E7 53.0</text:span></text:p>
      <text:p text:style-name="P2"><text:span text:style-name="T1">1 -1.3290187E7 53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oft-page-break/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oft-page-break/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1 -1.3290187E7 53.0</text:span></text:p>
      <text:p text:style-name="P2"><text:span text:style-name="T1">1 -1.3290187E7 53.0</text:span></text:p>
      <text:p text:style-name="P2"><text:span text:style-name="T1">1 -1.3224394E7 54.0</text:span></text:p>
      <text:p text:style-name="P2"><text:span text:style-name="T1">1 -1.3224394E7 54.0</text:span></text:p>
      <text:p text:style-name="P2"><text:span text:style-name="T1">1 -1.3224394E7 54.0</text:span></text:p>
      <text:p text:style-name="P2"><text:span text:style-name="T1">1 -1.3224394E7 54.0</text:span></text:p>
      <text:p text:style-name="P2"><text:span text:style-name="T1">2 -1.2961222E7 58.0</text:span></text:p>
      <text:p text:style-name="P2"><text:span text:style-name="T1">2 -1.2961222E7 58.0</text:span></text:p>
      <text:p text:style-name="P2"><text:span text:style-name="T1">2 -1.2895429E7 59.0</text:span></text:p>
      <text:p text:style-name="P2"><text:span text:style-name="T1">2 -1.2895429E7 59.0</text:span></text:p>
      <text:p text:style-name="P2"><text:span text:style-name="T1">2 -1.2961222E7 58.0</text:span></text:p>
      <text:p text:style-name="P2"><text:span text:style-name="T1">2 -1.2961222E7 58.0</text:span></text:p>
      <text:p text:style-name="P2"><text:span text:style-name="T1">2 -1.3027015E7 57.0</text:span></text:p>
      <text:p text:style-name="P2"><text:span text:style-name="T1">2 -1.3027015E7 57.0</text:span></text:p>
      <text:p text:style-name="P2"><text:span text:style-name="T1">1 -1.3224394E7 54.0</text:span></text:p>
      <text:p text:style-name="P2"><text:span text:style-name="T1">1 -1.3224394E7 54.0</text:span></text:p>
      <text:p text:style-name="P2"><text:span text:style-name="T1">1 -1.335598E7 52.0</text:span></text:p>
      <text:p text:style-name="P2"><text:span text:style-name="T1">1 -1.335598E7 52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2 -1.3027015E7 57.0</text:span></text:p>
      <text:p text:style-name="P2"><text:span text:style-name="T1">2 -1.3092808E7 56.0</text:span></text:p>
      <text:p text:style-name="P2"><text:span text:style-name="T1">2 -1.2763843E7 61.0</text:span></text:p>
      <text:p text:style-name="P2"><text:span text:style-name="T1">3 -1.269805E7 62.0</text:span></text:p>
      <text:p text:style-name="P2"><text:span text:style-name="T1">3 -1.2500671E7 65.0</text:span></text:p>
      <text:p text:style-name="P2"><text:span text:style-name="T1">3 -1.2500671E7 65.0</text:span></text:p>
      <text:p text:style-name="P2"><text:span text:style-name="T1">3 -1.2434878E7 66.0</text:span></text:p>
      <text:p text:style-name="P2"><text:span text:style-name="T1">3 -1.2434878E7 66.0</text:span></text:p>
      <text:p text:style-name="P2"><text:span text:style-name="T1">3 -1.2500671E7 65.0</text:span></text:p>
      <text:p text:style-name="P2"><text:span text:style-name="T1">3 -1.2434878E7 66.0</text:span></text:p>
      <text:p text:style-name="P2"><text:span text:style-name="T1">3 -1.2500671E7 65.0</text:span></text:p>
      <text:p text:style-name="P2"><text:span text:style-name="T1">3 -1.2434878E7 66.0</text:span></text:p>
      <text:p text:style-name="P2"><text:span text:style-name="T1">3 -1.2434878E7 66.0</text:span></text:p>
      <text:p text:style-name="P2"><text:span text:style-name="T1">3 -1.2434878E7 66.0</text:span></text:p>
      <text:p text:style-name="P2"><text:span text:style-name="T1">3 -1.2369085E7 67.0</text:span></text:p>
      <text:p text:style-name="P2"><text:span text:style-name="T1">3 -1.2434878E7 66.0</text:span></text:p>
      <text:p text:style-name="P2"><text:span text:style-name="T1">3 -1.2434878E7 66.0</text:span></text:p>
      <text:p text:style-name="P2"><text:span text:style-name="T1">3 -1.2500671E7 65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oft-page-break/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237499E7 69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434878E7 66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434878E7 66.0</text:span></text:p>
      <text:p text:style-name="P2"><text:span text:style-name="T1">3 -1.2434878E7 66.0</text:span></text:p>
      <text:p text:style-name="P2"><text:soft-page-break/><text:span text:style-name="T1">3 -1.2434878E7 66.0</text:span></text:p>
      <text:p text:style-name="P2"><text:span text:style-name="T1">3 -1.2500671E7 65.0</text:span></text:p>
      <text:p text:style-name="P2"><text:span text:style-name="T1">3 -1.2500671E7 65.0</text:span></text:p>
      <text:p text:style-name="P2"><text:span text:style-name="T1">3 -1.2500671E7 65.0</text:span></text:p>
      <text:p text:style-name="P2"><text:span text:style-name="T1">2 -1.3027015E7 57.0</text:span></text:p>
      <text:p text:style-name="P2"><text:span text:style-name="T1">2 -1.3027015E7 57.0</text:span></text:p>
      <text:p text:style-name="P2"><text:span text:style-name="T1">2 -1.3158601E7 55.0</text:span></text:p>
      <text:p text:style-name="P2"><text:span text:style-name="T1">2 -1.3158601E7 55.0</text:span></text:p>
      <text:p text:style-name="P2"><text:span text:style-name="T1">1 -1.3290187E7 53.0</text:span></text:p>
      <text:p text:style-name="P2"><text:span text:style-name="T1">1 -1.3290187E7 53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oft-page-break/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1 -1.3290187E7 53.0</text:span></text:p>
      <text:p text:style-name="P2"><text:span text:style-name="T1">1 -1.3290187E7 53.0</text:span></text:p>
      <text:p text:style-name="P2"><text:span text:style-name="T1">1 -1.3224394E7 54.0</text:span></text:p>
      <text:p text:style-name="P2"><text:span text:style-name="T1">1 -1.3224394E7 54.0</text:span></text:p>
      <text:p text:style-name="P2"><text:span text:style-name="T1">1 -1.3224394E7 54.0</text:span></text:p>
      <text:p text:style-name="P2"><text:span text:style-name="T1">1 -1.3224394E7 54.0</text:span></text:p>
      <text:p text:style-name="P2"><text:span text:style-name="T1">2 -1.2961222E7 58.0</text:span></text:p>
      <text:p text:style-name="P2"><text:span text:style-name="T1">2 -1.2961222E7 58.0</text:span></text:p>
      <text:p text:style-name="P2"><text:span text:style-name="T1">2 -1.2895429E7 59.0</text:span></text:p>
      <text:p text:style-name="P2"><text:span text:style-name="T1">2 -1.2895429E7 59.0</text:span></text:p>
      <text:p text:style-name="P2"><text:span text:style-name="T1">2 -1.2961222E7 58.0</text:span></text:p>
      <text:p text:style-name="P2"><text:span text:style-name="T1">2 -1.2961222E7 58.0</text:span></text:p>
      <text:p text:style-name="P2"><text:span text:style-name="T1">2 -1.3027015E7 57.0</text:span></text:p>
      <text:p text:style-name="P2"><text:span text:style-name="T1">2 -1.3092808E7 56.0</text:span></text:p>
      <text:p text:style-name="P2"><text:span text:style-name="T1">1 -1.3224394E7 54.0</text:span></text:p>
      <text:p text:style-name="P2"><text:span text:style-name="T1">1 -1.3224394E7 54.0</text:span></text:p>
      <text:p text:style-name="P2"><text:span text:style-name="T1">1 -1.335598E7 52.0</text:span></text:p>
      <text:p text:style-name="P2"><text:span text:style-name="T1">1 -1.335598E7 52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2 -1.3092808E7 56.0</text:span></text:p>
      <text:p text:style-name="P2"><text:span text:style-name="T1">2 -1.3092808E7 56.0</text:span></text:p>
      <text:p text:style-name="P2"><text:span text:style-name="T1">2 -1.2895429E7 59.0</text:span></text:p>
      <text:p text:style-name="P2"><text:span text:style-name="T1">2 -1.2895429E7 59.0</text:span></text:p>
      <text:p text:style-name="P2"><text:span text:style-name="T1">3 -1.2434878E7 66.0</text:span></text:p>
      <text:p text:style-name="P2"><text:span text:style-name="T1">3 -1.2434878E7 66.0</text:span></text:p>
      <text:p text:style-name="P2"><text:span text:style-name="T1">3 -1.2500671E7 65.0</text:span></text:p>
      <text:p text:style-name="P2"><text:span text:style-name="T1">3 -1.2434878E7 66.0</text:span></text:p>
      <text:p text:style-name="P2"><text:span text:style-name="T1">3 -1.2500671E7 65.0</text:span></text:p>
      <text:p text:style-name="P2"><text:span text:style-name="T1">3 -1.2500671E7 65.0</text:span></text:p>
      <text:p text:style-name="P2"><text:soft-page-break/><text:span text:style-name="T1">3 -1.2369085E7 67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oft-page-break/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500671E7 65.0</text:span></text:p>
      <text:p text:style-name="P2"><text:span text:style-name="T1">3 -1.2566464E7 64.0</text:span></text:p>
      <text:p text:style-name="P2"><text:span text:style-name="T1">2 -1.2829636E7 60.0</text:span></text:p>
      <text:p text:style-name="P2"><text:span text:style-name="T1">2 -1.2895429E7 59.0</text:span></text:p>
      <text:p text:style-name="P2"><text:span text:style-name="T1">2 -1.3158601E7 55.0</text:span></text:p>
      <text:p text:style-name="P2"><text:span text:style-name="T1">2 -1.3158601E7 55.0</text:span></text:p>
      <text:p text:style-name="P2"><text:span text:style-name="T1">1 -1.335598E7 52.0</text:span></text:p>
      <text:p text:style-name="P2"><text:span text:style-name="T1">1 -1.335598E7 52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oft-page-break/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1 -1.335598E7 52.0</text:span></text:p>
      <text:p text:style-name="P2"><text:span text:style-name="T1">1 -1.335598E7 52.0</text:span></text:p>
      <text:p text:style-name="P2"><text:span text:style-name="T1">1 -1.335598E7 52.0</text:span></text:p>
      <text:p text:style-name="P2"><text:span text:style-name="T1">1 -1.335598E7 52.0</text:span></text:p>
      <text:p text:style-name="P2"><text:span text:style-name="T1">2 -1.3158601E7 55.0</text:span></text:p>
      <text:p text:style-name="P2"><text:span text:style-name="T1">2 -1.3158601E7 55.0</text:span></text:p>
      <text:p text:style-name="P2"><text:span text:style-name="T1">2 -1.2895429E7 59.0</text:span></text:p>
      <text:p text:style-name="P2"><text:span text:style-name="T1">2 -1.2895429E7 59.0</text:span></text:p>
      <text:p text:style-name="P2"><text:span text:style-name="T1">2 -1.2961222E7 58.0</text:span></text:p>
      <text:p text:style-name="P2"><text:span text:style-name="T1">2 -1.2961222E7 58.0</text:span></text:p>
      <text:p text:style-name="P2"><text:span text:style-name="T1">2 -1.2961222E7 58.0</text:span></text:p>
      <text:p text:style-name="P2"><text:span text:style-name="T1">2 -1.2961222E7 58.0</text:span></text:p>
      <text:p text:style-name="P2"><text:span text:style-name="T1">2 -1.3027015E7 57.0</text:span></text:p>
      <text:p text:style-name="P2"><text:span text:style-name="T1">2 -1.3092808E7 56.0</text:span></text:p>
      <text:p text:style-name="P2"><text:span text:style-name="T1">1 -1.3290187E7 53.0</text:span></text:p>
      <text:p text:style-name="P2"><text:span text:style-name="T1">1 -1.3290187E7 53.0</text:span></text:p>
      <text:p text:style-name="P2"><text:span text:style-name="T1">1 -1.335598E7 52.0</text:span></text:p>
      <text:p text:style-name="P2"><text:span text:style-name="T1">1 -1.335598E7 52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oft-page-break/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2 -1.3027015E7 57.0</text:span></text:p>
      <text:p text:style-name="P2"><text:span text:style-name="T1">2 -1.3092808E7 56.0</text:span></text:p>
      <text:p text:style-name="P2"><text:span text:style-name="T1">2 -1.2895429E7 59.0</text:span></text:p>
      <text:p text:style-name="P2"><text:span text:style-name="T1">2 -1.2895429E7 59.0</text:span></text:p>
      <text:p text:style-name="P2"><text:span text:style-name="T1">3 -1.2500671E7 65.0</text:span></text:p>
      <text:p text:style-name="P2"><text:span text:style-name="T1">3 -1.2434878E7 66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500671E7 65.0</text:span></text:p>
      <text:p text:style-name="P2"><text:span text:style-name="T1">3 -1.2500671E7 65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oft-page-break/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434878E7 66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566464E7 64.0</text:span></text:p>
      <text:p text:style-name="P2"><text:span text:style-name="T1">3 -1.2566464E7 64.0</text:span></text:p>
      <text:p text:style-name="P2"><text:span text:style-name="T1">2 -1.2895429E7 59.0</text:span></text:p>
      <text:p text:style-name="P2"><text:span text:style-name="T1">2 -1.2895429E7 59.0</text:span></text:p>
      <text:p text:style-name="P2"><text:span text:style-name="T1">2 -1.3158601E7 55.0</text:span></text:p>
      <text:p text:style-name="P2"><text:span text:style-name="T1">2 -1.3158601E7 55.0</text:span></text:p>
      <text:p text:style-name="P2"><text:span text:style-name="T1">1 -1.335598E7 52.0</text:span></text:p>
      <text:p text:style-name="P2"><text:span text:style-name="T1">1 -1.335598E7 52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oft-page-break/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1 -1.335598E7 52.0</text:span></text:p>
      <text:p text:style-name="P2"><text:span text:style-name="T1">0 -1.3421773E7 51.0</text:span></text:p>
      <text:p text:style-name="P2"><text:span text:style-name="T1">1 -1.335598E7 52.0</text:span></text:p>
      <text:p text:style-name="P2"><text:span text:style-name="T1">1 -1.335598E7 52.0</text:span></text:p>
      <text:p text:style-name="P2"><text:span text:style-name="T1">2 -1.3158601E7 55.0</text:span></text:p>
      <text:p text:style-name="P2"><text:span text:style-name="T1">2 -1.3158601E7 55.0</text:span></text:p>
      <text:p text:style-name="P2"><text:span text:style-name="T1">2 -1.2829636E7 60.0</text:span></text:p>
      <text:p text:style-name="P2"><text:span text:style-name="T1">2 -1.2895429E7 59.0</text:span></text:p>
      <text:p text:style-name="P2"><text:span text:style-name="T1">2 -1.2961222E7 58.0</text:span></text:p>
      <text:p text:style-name="P2"><text:span text:style-name="T1">2 -1.2961222E7 58.0</text:span></text:p>
      <text:p text:style-name="P2"><text:span text:style-name="T1">2 -1.2961222E7 58.0</text:span></text:p>
      <text:p text:style-name="P2"><text:span text:style-name="T1">2 -1.2961222E7 58.0</text:span></text:p>
      <text:p text:style-name="P2"><text:span text:style-name="T1">2 -1.3027015E7 57.0</text:span></text:p>
      <text:p text:style-name="P2"><text:span text:style-name="T1">2 -1.3027015E7 57.0</text:span></text:p>
      <text:p text:style-name="P2"><text:span text:style-name="T1">1 -1.3290187E7 53.0</text:span></text:p>
      <text:p text:style-name="P2"><text:span text:style-name="T1">1 -1.3290187E7 53.0</text:span></text:p>
      <text:p text:style-name="P2"><text:soft-page-break/><text:span text:style-name="T1">1 -1.335598E7 52.0</text:span></text:p>
      <text:p text:style-name="P2"><text:span text:style-name="T1">1 -1.335598E7 52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1 -1.3290187E7 53.0</text:span></text:p>
      <text:p text:style-name="P2"><text:span text:style-name="T1">1 -1.3290187E7 53.0</text:span></text:p>
      <text:p text:style-name="P2"><text:span text:style-name="T1">2 -1.2961222E7 58.0</text:span></text:p>
      <text:p text:style-name="P2"><text:span text:style-name="T1">2 -1.2961222E7 58.0</text:span></text:p>
      <text:p text:style-name="P2"><text:span text:style-name="T1">3 -1.269805E7 62.0</text:span></text:p>
      <text:p text:style-name="P2"><text:span text:style-name="T1">3 -1.269805E7 62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oft-page-break/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500671E7 65.0</text:span></text:p>
      <text:p text:style-name="P2"><text:span text:style-name="T1">3 -1.2500671E7 65.0</text:span></text:p>
      <text:p text:style-name="P2"><text:span text:style-name="T1">2 -1.3027015E7 57.0</text:span></text:p>
      <text:p text:style-name="P2"><text:span text:style-name="T1">2 -1.3027015E7 57.0</text:span></text:p>
      <text:p text:style-name="P2"><text:span text:style-name="T1">2 -1.3158601E7 55.0</text:span></text:p>
      <text:p text:style-name="P2"><text:span text:style-name="T1">2 -1.3158601E7 55.0</text:span></text:p>
      <text:p text:style-name="P2"><text:span text:style-name="T1">0 -1.3421773E7 51.0</text:span></text:p>
      <text:p text:style-name="P2"><text:span text:style-name="T1">1 -1.335598E7 52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oft-page-break/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oft-page-break/><text:span text:style-name="T1">1 -1.3290187E7 53.0</text:span></text:p>
      <text:p text:style-name="P2"><text:span text:style-name="T1">1 -1.335598E7 52.0</text:span></text:p>
      <text:p text:style-name="P2"><text:span text:style-name="T1">1 -1.3290187E7 53.0</text:span></text:p>
      <text:p text:style-name="P2"><text:span text:style-name="T1">1 -1.3290187E7 53.0</text:span></text:p>
      <text:p text:style-name="P2"><text:span text:style-name="T1">2 -1.3027015E7 57.0</text:span></text:p>
      <text:p text:style-name="P2"><text:span text:style-name="T1">2 -1.3027015E7 57.0</text:span></text:p>
      <text:p text:style-name="P2"><text:span text:style-name="T1">2 -1.2895429E7 59.0</text:span></text:p>
      <text:p text:style-name="P2"><text:span text:style-name="T1">2 -1.2895429E7 59.0</text:span></text:p>
      <text:p text:style-name="P2"><text:span text:style-name="T1">2 -1.2895429E7 59.0</text:span></text:p>
      <text:p text:style-name="P2"><text:span text:style-name="T1">2 -1.2895429E7 59.0</text:span></text:p>
      <text:p text:style-name="P2"><text:span text:style-name="T1">2 -1.2961222E7 58.0</text:span></text:p>
      <text:p text:style-name="P2"><text:span text:style-name="T1">2 -1.2961222E7 58.0</text:span></text:p>
      <text:p text:style-name="P2"><text:span text:style-name="T1">1 -1.3224394E7 54.0</text:span></text:p>
      <text:p text:style-name="P2"><text:span text:style-name="T1">1 -1.3224394E7 54.0</text:span></text:p>
      <text:p text:style-name="P2"><text:span text:style-name="T1">1 -1.335598E7 52.0</text:span></text:p>
      <text:p text:style-name="P2"><text:span text:style-name="T1">1 -1.335598E7 52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1 -1.3224394E7 54.0</text:span></text:p>
      <text:p text:style-name="P2"><text:span text:style-name="T1">1 -1.3290187E7 53.0</text:span></text:p>
      <text:p text:style-name="P2"><text:span text:style-name="T1">2 -1.2961222E7 58.0</text:span></text:p>
      <text:p text:style-name="P2"><text:span text:style-name="T1">2 -1.2961222E7 58.0</text:span></text:p>
      <text:p text:style-name="P2"><text:span text:style-name="T1">3 -1.269805E7 62.0</text:span></text:p>
      <text:p text:style-name="P2"><text:span text:style-name="T1">3 -1.269805E7 62.0</text:span></text:p>
      <text:p text:style-name="P2"><text:span text:style-name="T1">3 -1.2434878E7 66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oft-page-break/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500671E7 65.0</text:span></text:p>
      <text:p text:style-name="P2"><text:span text:style-name="T1">3 -1.2434878E7 66.0</text:span></text:p>
      <text:p text:style-name="P2"><text:span text:style-name="T1">2 -1.3027015E7 57.0</text:span></text:p>
      <text:p text:style-name="P2"><text:span text:style-name="T1">2 -1.3027015E7 57.0</text:span></text:p>
      <text:p text:style-name="P2"><text:soft-page-break/><text:span text:style-name="T1">2 -1.3158601E7 55.0</text:span></text:p>
      <text:p text:style-name="P2"><text:span text:style-name="T1">2 -1.3158601E7 55.0</text:span></text:p>
      <text:p text:style-name="P2"><text:span text:style-name="T1">1 -1.335598E7 52.0</text:span></text:p>
      <text:p text:style-name="P2"><text:span text:style-name="T1">1 -1.335598E7 52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oft-page-break/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1 -1.3290187E7 53.0</text:span></text:p>
      <text:p text:style-name="P2"><text:span text:style-name="T1">1 -1.335598E7 52.0</text:span></text:p>
      <text:p text:style-name="P2"><text:span text:style-name="T1">1 -1.3290187E7 53.0</text:span></text:p>
      <text:p text:style-name="P2"><text:span text:style-name="T1">1 -1.3290187E7 53.0</text:span></text:p>
      <text:p text:style-name="P2"><text:span text:style-name="T1">2 -1.3027015E7 57.0</text:span></text:p>
      <text:p text:style-name="P2"><text:span text:style-name="T1">2 -1.3027015E7 57.0</text:span></text:p>
      <text:p text:style-name="P2"><text:span text:style-name="T1">2 -1.2895429E7 59.0</text:span></text:p>
      <text:p text:style-name="P2"><text:span text:style-name="T1">2 -1.2895429E7 59.0</text:span></text:p>
      <text:p text:style-name="P2"><text:span text:style-name="T1">2 -1.2895429E7 59.0</text:span></text:p>
      <text:p text:style-name="P2"><text:span text:style-name="T1">2 -1.2895429E7 59.0</text:span></text:p>
      <text:p text:style-name="P2"><text:span text:style-name="T1">2 -1.2961222E7 58.0</text:span></text:p>
      <text:p text:style-name="P2"><text:span text:style-name="T1">2 -1.2961222E7 58.0</text:span></text:p>
      <text:p text:style-name="P2"><text:span text:style-name="T1">1 -1.3224394E7 54.0</text:span></text:p>
      <text:p text:style-name="P2"><text:span text:style-name="T1">1 -1.3224394E7 54.0</text:span></text:p>
      <text:p text:style-name="P2"><text:span text:style-name="T1">1 -1.335598E7 52.0</text:span></text:p>
      <text:p text:style-name="P2"><text:span text:style-name="T1">1 -1.335598E7 52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1 -1.3224394E7 54.0</text:span></text:p>
      <text:p text:style-name="P2"><text:span text:style-name="T1">1 -1.3224394E7 54.0</text:span></text:p>
      <text:p text:style-name="P2"><text:span text:style-name="T1">2 -1.2961222E7 58.0</text:span></text:p>
      <text:p text:style-name="P2"><text:span text:style-name="T1">2 -1.2961222E7 58.0</text:span></text:p>
      <text:p text:style-name="P2"><text:span text:style-name="T1">3 -1.2434878E7 66.0</text:span></text:p>
      <text:p text:style-name="P2"><text:span text:style-name="T1">3 -1.2500671E7 65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434878E7 66.0</text:span></text:p>
      <text:p text:style-name="P2"><text:span text:style-name="T1">3 -1.2434878E7 66.0</text:span></text:p>
      <text:p text:style-name="P2"><text:span text:style-name="T1">3 -1.2434878E7 66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oft-page-break/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237499E7 69.0</text:span></text:p>
      <text:p text:style-name="P2"><text:span text:style-name="T1">3 -1.2237499E7 69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oft-page-break/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566464E7 64.0</text:span></text:p>
      <text:p text:style-name="P2"><text:span text:style-name="T1">3 -1.2566464E7 64.0</text:span></text:p>
      <text:p text:style-name="P2"><text:span text:style-name="T1">2 -1.2829636E7 60.0</text:span></text:p>
      <text:p text:style-name="P2"><text:span text:style-name="T1">2 -1.2895429E7 59.0</text:span></text:p>
      <text:p text:style-name="P2"><text:span text:style-name="T1">2 -1.3158601E7 55.0</text:span></text:p>
      <text:p text:style-name="P2"><text:span text:style-name="T1">2 -1.3158601E7 55.0</text:span></text:p>
      <text:p text:style-name="P2"><text:span text:style-name="T1">1 -1.3224394E7 54.0</text:span></text:p>
      <text:p text:style-name="P2"><text:span text:style-name="T1">1 -1.3224394E7 54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oft-page-break/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1 -1.3290187E7 53.0</text:span></text:p>
      <text:p text:style-name="P2"><text:span text:style-name="T1">1 -1.3290187E7 53.0</text:span></text:p>
      <text:p text:style-name="P2"><text:span text:style-name="T1">2 -1.3092808E7 56.0</text:span></text:p>
      <text:p text:style-name="P2"><text:span text:style-name="T1">2 -1.3092808E7 56.0</text:span></text:p>
      <text:p text:style-name="P2"><text:span text:style-name="T1">2 -1.2895429E7 59.0</text:span></text:p>
      <text:p text:style-name="P2"><text:span text:style-name="T1">2 -1.2895429E7 59.0</text:span></text:p>
      <text:p text:style-name="P2"><text:span text:style-name="T1">2 -1.2895429E7 59.0</text:span></text:p>
      <text:p text:style-name="P2"><text:span text:style-name="T1">2 -1.2895429E7 59.0</text:span></text:p>
      <text:p text:style-name="P2"><text:span text:style-name="T1">2 -1.2961222E7 58.0</text:span></text:p>
      <text:p text:style-name="P2"><text:span text:style-name="T1">2 -1.2961222E7 58.0</text:span></text:p>
      <text:p text:style-name="P2"><text:span text:style-name="T1">2 -1.3158601E7 55.0</text:span></text:p>
      <text:p text:style-name="P2"><text:span text:style-name="T1">2 -1.3158601E7 55.0</text:span></text:p>
      <text:p text:style-name="P2"><text:span text:style-name="T1">1 -1.3290187E7 53.0</text:span></text:p>
      <text:p text:style-name="P2"><text:span text:style-name="T1">1 -1.3290187E7 53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oft-page-break/><text:span text:style-name="T1">1 -1.3224394E7 54.0</text:span></text:p>
      <text:p text:style-name="P2"><text:span text:style-name="T1">1 -1.3224394E7 54.0</text:span></text:p>
      <text:p text:style-name="P2"><text:span text:style-name="T1">2 -1.3027015E7 57.0</text:span></text:p>
      <text:p text:style-name="P2"><text:span text:style-name="T1">2 -1.2961222E7 58.0</text:span></text:p>
      <text:p text:style-name="P2"><text:span text:style-name="T1">3 -1.2500671E7 65.0</text:span></text:p>
      <text:p text:style-name="P2"><text:span text:style-name="T1">3 -1.2500671E7 65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500671E7 65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237499E7 69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oft-page-break/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500671E7 65.0</text:span></text:p>
      <text:p text:style-name="P2"><text:span text:style-name="T1">3 -1.2566464E7 64.0</text:span></text:p>
      <text:p text:style-name="P2"><text:span text:style-name="T1">2 -1.2895429E7 59.0</text:span></text:p>
      <text:p text:style-name="P2"><text:span text:style-name="T1">2 -1.2895429E7 59.0</text:span></text:p>
      <text:p text:style-name="P2"><text:span text:style-name="T1">2 -1.3158601E7 55.0</text:span></text:p>
      <text:p text:style-name="P2"><text:span text:style-name="T1">2 -1.3158601E7 55.0</text:span></text:p>
      <text:p text:style-name="P2"><text:span text:style-name="T1">1 -1.3224394E7 54.0</text:span></text:p>
      <text:p text:style-name="P2"><text:span text:style-name="T1">1 -1.3224394E7 54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oft-page-break/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1 -1.3290187E7 53.0</text:span></text:p>
      <text:p text:style-name="P2"><text:span text:style-name="T1">1 -1.3290187E7 53.0</text:span></text:p>
      <text:p text:style-name="P2"><text:span text:style-name="T1">2 -1.3092808E7 56.0</text:span></text:p>
      <text:p text:style-name="P2"><text:span text:style-name="T1">2 -1.3092808E7 56.0</text:span></text:p>
      <text:p text:style-name="P2"><text:span text:style-name="T1">2 -1.2895429E7 59.0</text:span></text:p>
      <text:p text:style-name="P2"><text:span text:style-name="T1">2 -1.2895429E7 59.0</text:span></text:p>
      <text:p text:style-name="P2"><text:span text:style-name="T1">2 -1.2895429E7 59.0</text:span></text:p>
      <text:p text:style-name="P2"><text:span text:style-name="T1">2 -1.2895429E7 59.0</text:span></text:p>
      <text:p text:style-name="P2"><text:span text:style-name="T1">2 -1.2961222E7 58.0</text:span></text:p>
      <text:p text:style-name="P2"><text:span text:style-name="T1">2 -1.2961222E7 58.0</text:span></text:p>
      <text:p text:style-name="P2"><text:span text:style-name="T1">2 -1.3158601E7 55.0</text:span></text:p>
      <text:p text:style-name="P2"><text:span text:style-name="T1">2 -1.3158601E7 55.0</text:span></text:p>
      <text:p text:style-name="P2"><text:span text:style-name="T1">1 -1.3290187E7 53.0</text:span></text:p>
      <text:p text:style-name="P2"><text:span text:style-name="T1">1 -1.3290187E7 53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oft-page-break/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1 -1.3290187E7 53.0</text:span></text:p>
      <text:p text:style-name="P2"><text:span text:style-name="T1">1 -1.335598E7 52.0</text:span></text:p>
      <text:p text:style-name="P2"><text:span text:style-name="T1">3 -1.2566464E7 64.0</text:span></text:p>
      <text:p text:style-name="P2"><text:span text:style-name="T1">3 -1.2566464E7 64.0</text:span></text:p>
      <text:p text:style-name="P2"><text:span text:style-name="T1">3 -1.2500671E7 65.0</text:span></text:p>
      <text:p text:style-name="P2"><text:span text:style-name="T1">3 -1.2500671E7 65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434878E7 66.0</text:span></text:p>
      <text:p text:style-name="P2"><text:span text:style-name="T1">3 -1.2434878E7 66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237499E7 69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oft-page-break/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434878E7 66.0</text:span></text:p>
      <text:p text:style-name="P2"><text:span text:style-name="T1">3 -1.2434878E7 66.0</text:span></text:p>
      <text:p text:style-name="P2"><text:span text:style-name="T1">3 -1.2632257E7 63.0</text:span></text:p>
      <text:p text:style-name="P2"><text:span text:style-name="T1">3 -1.2632257E7 63.0</text:span></text:p>
      <text:p text:style-name="P2"><text:span text:style-name="T1">2 -1.3092808E7 56.0</text:span></text:p>
      <text:p text:style-name="P2"><text:span text:style-name="T1">2 -1.3092808E7 56.0</text:span></text:p>
      <text:p text:style-name="P2"><text:span text:style-name="T1">1 -1.3290187E7 53.0</text:span></text:p>
      <text:p text:style-name="P2"><text:span text:style-name="T1">1 -1.3290187E7 53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oft-page-break/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1 -1.3224394E7 54.0</text:span></text:p>
      <text:p text:style-name="P2"><text:span text:style-name="T1">1 -1.3224394E7 54.0</text:span></text:p>
      <text:p text:style-name="P2"><text:span text:style-name="T1">2 -1.3158601E7 55.0</text:span></text:p>
      <text:p text:style-name="P2"><text:span text:style-name="T1">2 -1.3158601E7 55.0</text:span></text:p>
      <text:p text:style-name="P2"><text:soft-page-break/><text:span text:style-name="T1">2 -1.2961222E7 58.0</text:span></text:p>
      <text:p text:style-name="P2"><text:span text:style-name="T1">2 -1.2961222E7 58.0</text:span></text:p>
      <text:p text:style-name="P2"><text:span text:style-name="T1">2 -1.2895429E7 59.0</text:span></text:p>
      <text:p text:style-name="P2"><text:span text:style-name="T1">2 -1.2895429E7 59.0</text:span></text:p>
      <text:p text:style-name="P2"><text:span text:style-name="T1">2 -1.2895429E7 59.0</text:span></text:p>
      <text:p text:style-name="P2"><text:span text:style-name="T1">2 -1.2895429E7 59.0</text:span></text:p>
      <text:p text:style-name="P2"><text:span text:style-name="T1">2 -1.2961222E7 58.0</text:span></text:p>
      <text:p text:style-name="P2"><text:span text:style-name="T1">2 -1.2961222E7 58.0</text:span></text:p>
      <text:p text:style-name="P2"><text:span text:style-name="T1">2 -1.3158601E7 55.0</text:span></text:p>
      <text:p text:style-name="P2"><text:span text:style-name="T1">2 -1.3158601E7 55.0</text:span></text:p>
      <text:p text:style-name="P2"><text:span text:style-name="T1">1 -1.3290187E7 53.0</text:span></text:p>
      <text:p text:style-name="P2"><text:span text:style-name="T1">1 -1.3290187E7 53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1 -1.3290187E7 53.0</text:span></text:p>
      <text:p text:style-name="P2"><text:span text:style-name="T1">1 -1.3290187E7 53.0</text:span></text:p>
      <text:p text:style-name="P2"><text:span text:style-name="T1">3 -1.2632257E7 63.0</text:span></text:p>
      <text:p text:style-name="P2"><text:span text:style-name="T1">3 -1.2566464E7 64.0</text:span></text:p>
      <text:p text:style-name="P2"><text:span text:style-name="T1">3 -1.2500671E7 65.0</text:span></text:p>
      <text:p text:style-name="P2"><text:span text:style-name="T1">3 -1.2500671E7 65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oft-page-break/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434878E7 66.0</text:span></text:p>
      <text:p text:style-name="P2"><text:span text:style-name="T1">3 -1.2434878E7 66.0</text:span></text:p>
      <text:p text:style-name="P2"><text:span text:style-name="T1">3 -1.2632257E7 63.0</text:span></text:p>
      <text:p text:style-name="P2"><text:span text:style-name="T1">3 -1.2632257E7 63.0</text:span></text:p>
      <text:p text:style-name="P2"><text:span text:style-name="T1">2 -1.3092808E7 56.0</text:span></text:p>
      <text:p text:style-name="P2"><text:span text:style-name="T1">2 -1.3092808E7 56.0</text:span></text:p>
      <text:p text:style-name="P2"><text:span text:style-name="T1">1 -1.3290187E7 53.0</text:span></text:p>
      <text:p text:style-name="P2"><text:span text:style-name="T1">1 -1.3290187E7 53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oft-page-break/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oft-page-break/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1 -1.3224394E7 54.0</text:span></text:p>
      <text:p text:style-name="P2"><text:span text:style-name="T1">1 -1.3224394E7 54.0</text:span></text:p>
      <text:p text:style-name="P2"><text:span text:style-name="T1">2 -1.3158601E7 55.0</text:span></text:p>
      <text:p text:style-name="P2"><text:span text:style-name="T1">2 -1.3158601E7 55.0</text:span></text:p>
      <text:p text:style-name="P2"><text:span text:style-name="T1">2 -1.2961222E7 58.0</text:span></text:p>
      <text:p text:style-name="P2"><text:span text:style-name="T1">2 -1.2961222E7 58.0</text:span></text:p>
      <text:p text:style-name="P2"><text:span text:style-name="T1">2 -1.2895429E7 59.0</text:span></text:p>
      <text:p text:style-name="P2"><text:span text:style-name="T1">2 -1.2895429E7 59.0</text:span></text:p>
      <text:p text:style-name="P2"><text:span text:style-name="T1">2 -1.2895429E7 59.0</text:span></text:p>
      <text:p text:style-name="P2"><text:span text:style-name="T1">2 -1.2961222E7 58.0</text:span></text:p>
      <text:p text:style-name="P2"><text:span text:style-name="T1">2 -1.2961222E7 58.0</text:span></text:p>
      <text:p text:style-name="P2"><text:span text:style-name="T1">2 -1.2961222E7 58.0</text:span></text:p>
      <text:p text:style-name="P2"><text:span text:style-name="T1">2 -1.3158601E7 55.0</text:span></text:p>
      <text:p text:style-name="P2"><text:span text:style-name="T1">2 -1.3158601E7 55.0</text:span></text:p>
      <text:p text:style-name="P2"><text:span text:style-name="T1">1 -1.3290187E7 53.0</text:span></text:p>
      <text:p text:style-name="P2"><text:span text:style-name="T1">1 -1.3290187E7 53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1 -1.335598E7 52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2 -1.3158601E7 55.0</text:span></text:p>
      <text:p text:style-name="P2"><text:span text:style-name="T1">2 -1.3158601E7 55.0</text:span></text:p>
      <text:p text:style-name="P2"><text:span text:style-name="T1">3 -1.269805E7 62.0</text:span></text:p>
      <text:p text:style-name="P2"><text:span text:style-name="T1">3 -1.269805E7 62.0</text:span></text:p>
      <text:p text:style-name="P2"><text:span text:style-name="T1">3 -1.2434878E7 66.0</text:span></text:p>
      <text:p text:style-name="P2"><text:span text:style-name="T1">3 -1.2434878E7 66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oft-page-break/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500671E7 65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oft-page-break/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434878E7 66.0</text:span></text:p>
      <text:p text:style-name="P2"><text:span text:style-name="T1">3 -1.2500671E7 65.0</text:span></text:p>
      <text:p text:style-name="P2"><text:span text:style-name="T1">3 -1.2566464E7 64.0</text:span></text:p>
      <text:p text:style-name="P2"><text:span text:style-name="T1">3 -1.2566464E7 64.0</text:span></text:p>
      <text:p text:style-name="P2"><text:span text:style-name="T1">2 -1.3092808E7 56.0</text:span></text:p>
      <text:p text:style-name="P2"><text:span text:style-name="T1">2 -1.3092808E7 56.0</text:span></text:p>
      <text:p text:style-name="P2"><text:span text:style-name="T1">1 -1.3224394E7 54.0</text:span></text:p>
      <text:p text:style-name="P2"><text:span text:style-name="T1">1 -1.3224394E7 54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oft-page-break/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1 -1.3290187E7 53.0</text:span></text:p>
      <text:p text:style-name="P2"><text:span text:style-name="T1">1 -1.3290187E7 53.0</text:span></text:p>
      <text:p text:style-name="P2"><text:span text:style-name="T1">2 -1.3158601E7 55.0</text:span></text:p>
      <text:p text:style-name="P2"><text:span text:style-name="T1">2 -1.3158601E7 55.0</text:span></text:p>
      <text:p text:style-name="P2"><text:span text:style-name="T1">2 -1.3027015E7 57.0</text:span></text:p>
      <text:p text:style-name="P2"><text:span text:style-name="T1">2 -1.3027015E7 57.0</text:span></text:p>
      <text:p text:style-name="P2"><text:span text:style-name="T1">2 -1.2895429E7 59.0</text:span></text:p>
      <text:p text:style-name="P2"><text:span text:style-name="T1">2 -1.2895429E7 59.0</text:span></text:p>
      <text:p text:style-name="P2"><text:span text:style-name="T1">2 -1.2895429E7 59.0</text:span></text:p>
      <text:p text:style-name="P2"><text:span text:style-name="T1">2 -1.2961222E7 58.0</text:span></text:p>
      <text:p text:style-name="P2"><text:span text:style-name="T1">2 -1.3027015E7 57.0</text:span></text:p>
      <text:p text:style-name="P2"><text:span text:style-name="T1">2 -1.3027015E7 57.0</text:span></text:p>
      <text:p text:style-name="P2"><text:span text:style-name="T1">2 -1.3027015E7 57.0</text:span></text:p>
      <text:p text:style-name="P2"><text:span text:style-name="T1">2 -1.3027015E7 57.0</text:span></text:p>
      <text:p text:style-name="P2"><text:span text:style-name="T1">1 -1.335598E7 52.0</text:span></text:p>
      <text:p text:style-name="P2"><text:span text:style-name="T1">1 -1.335598E7 52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1 -1.335598E7 52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2 -1.3158601E7 55.0</text:span></text:p>
      <text:p text:style-name="P2"><text:span text:style-name="T1">2 -1.3158601E7 55.0</text:span></text:p>
      <text:p text:style-name="P2"><text:soft-page-break/><text:span text:style-name="T1">3 -1.269805E7 62.0</text:span></text:p>
      <text:p text:style-name="P2"><text:span text:style-name="T1">3 -1.269805E7 62.0</text:span></text:p>
      <text:p text:style-name="P2"><text:span text:style-name="T1">3 -1.2434878E7 66.0</text:span></text:p>
      <text:p text:style-name="P2"><text:span text:style-name="T1">3 -1.2434878E7 66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oft-page-break/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434878E7 66.0</text:span></text:p>
      <text:p text:style-name="P2"><text:span text:style-name="T1">3 -1.2500671E7 65.0</text:span></text:p>
      <text:p text:style-name="P2"><text:span text:style-name="T1">3 -1.2566464E7 64.0</text:span></text:p>
      <text:p text:style-name="P2"><text:span text:style-name="T1">3 -1.2566464E7 64.0</text:span></text:p>
      <text:p text:style-name="P2"><text:span text:style-name="T1">2 -1.3092808E7 56.0</text:span></text:p>
      <text:p text:style-name="P2"><text:span text:style-name="T1">2 -1.3092808E7 56.0</text:span></text:p>
      <text:p text:style-name="P2"><text:span text:style-name="T1">1 -1.3224394E7 54.0</text:span></text:p>
      <text:p text:style-name="P2"><text:span text:style-name="T1">1 -1.3224394E7 54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oft-page-break/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1 -1.3290187E7 53.0</text:span></text:p>
      <text:p text:style-name="P2"><text:span text:style-name="T1">1 -1.3290187E7 53.0</text:span></text:p>
      <text:p text:style-name="P2"><text:span text:style-name="T1">2 -1.3158601E7 55.0</text:span></text:p>
      <text:p text:style-name="P2"><text:span text:style-name="T1">2 -1.3158601E7 55.0</text:span></text:p>
      <text:p text:style-name="P2"><text:span text:style-name="T1">2 -1.3027015E7 57.0</text:span></text:p>
      <text:p text:style-name="P2"><text:span text:style-name="T1">2 -1.3027015E7 57.0</text:span></text:p>
      <text:p text:style-name="P2"><text:span text:style-name="T1">2 -1.2895429E7 59.0</text:span></text:p>
      <text:p text:style-name="P2"><text:span text:style-name="T1">2 -1.2895429E7 59.0</text:span></text:p>
      <text:p text:style-name="P2"><text:span text:style-name="T1">2 -1.2961222E7 58.0</text:span></text:p>
      <text:p text:style-name="P2"><text:span text:style-name="T1">2 -1.2895429E7 59.0</text:span></text:p>
      <text:p text:style-name="P2"><text:span text:style-name="T1">2 -1.3027015E7 57.0</text:span></text:p>
      <text:p text:style-name="P2"><text:span text:style-name="T1">2 -1.3027015E7 57.0</text:span></text:p>
      <text:p text:style-name="P2"><text:span text:style-name="T1">2 -1.3027015E7 57.0</text:span></text:p>
      <text:p text:style-name="P2"><text:span text:style-name="T1">2 -1.3027015E7 57.0</text:span></text:p>
      <text:p text:style-name="P2"><text:span text:style-name="T1">1 -1.335598E7 52.0</text:span></text:p>
      <text:p text:style-name="P2"><text:span text:style-name="T1">1 -1.335598E7 52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oft-page-break/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2 -1.3092808E7 56.0</text:span></text:p>
      <text:p text:style-name="P2"><text:span text:style-name="T1">2 -1.3092808E7 56.0</text:span></text:p>
      <text:p text:style-name="P2"><text:span text:style-name="T1">3 -1.2632257E7 63.0</text:span></text:p>
      <text:p text:style-name="P2"><text:span text:style-name="T1">3 -1.2632257E7 63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oft-page-break/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303292E7 68.0</text:span></text:p>
      <text:p text:style-name="P2"><text:span text:style-name="T1">3 -1.2303292E7 68.0</text:span></text:p>
      <text:p text:style-name="P2"><text:span text:style-name="T1">3 -1.2369085E7 67.0</text:span></text:p>
      <text:p text:style-name="P2"><text:span text:style-name="T1">3 -1.2369085E7 67.0</text:span></text:p>
      <text:p text:style-name="P2"><text:span text:style-name="T1">3 -1.2434878E7 66.0</text:span></text:p>
      <text:p text:style-name="P2"><text:span text:style-name="T1">3 -1.2500671E7 65.0</text:span></text:p>
      <text:p text:style-name="P2"><text:span text:style-name="T1">3 -1.2500671E7 65.0</text:span></text:p>
      <text:p text:style-name="P2"><text:span text:style-name="T1">3 -1.2500671E7 65.0</text:span></text:p>
      <text:p text:style-name="P2"><text:span text:style-name="T1">2 -1.3092808E7 56.0</text:span></text:p>
      <text:p text:style-name="P2"><text:span text:style-name="T1">2 -1.3092808E7 56.0</text:span></text:p>
      <text:p text:style-name="P2"><text:span text:style-name="T1">2 -1.3158601E7 55.0</text:span></text:p>
      <text:p text:style-name="P2"><text:span text:style-name="T1">2 -1.3158601E7 55.0</text:span></text:p>
      <text:p text:style-name="P2"><text:span text:style-name="T1">0 -1.3421773E7 51.0</text:span></text:p>
      <text:p text:style-name="P2"><text:span text:style-name="T1">1 -1.335598E7 52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oft-page-break/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87566E7 50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1 -1.335598E7 52.0</text:span></text:p>
      <text:p text:style-name="P2"><text:span text:style-name="T1">0 -1.3421773E7 51.0</text:span></text:p>
      <text:p text:style-name="P2"><text:span text:style-name="T1">1 -1.3224394E7 54.0</text:span></text:p>
      <text:p text:style-name="P2"><text:span text:style-name="T1">1 -1.3224394E7 54.0</text:span></text:p>
      <text:p text:style-name="P2"><text:span text:style-name="T1">2 -1.3027015E7 57.0</text:span></text:p>
      <text:p text:style-name="P2"><text:span text:style-name="T1">2 -1.3027015E7 57.0</text:span></text:p>
      <text:p text:style-name="P2"><text:span text:style-name="T1">2 -1.2961222E7 58.0</text:span></text:p>
      <text:p text:style-name="P2"><text:span text:style-name="T1">2 -1.2961222E7 58.0</text:span></text:p>
      <text:p text:style-name="P2"><text:span text:style-name="T1">2 -1.2961222E7 58.0</text:span></text:p>
      <text:p text:style-name="P2"><text:span text:style-name="T1">2 -1.2961222E7 58.0</text:span></text:p>
      <text:p text:style-name="P2"><text:soft-page-break/><text:span text:style-name="T1">2 -1.2961222E7 58.0</text:span></text:p>
      <text:p text:style-name="P2"><text:span text:style-name="T1">2 -1.2961222E7 58.0</text:span></text:p>
      <text:p text:style-name="P2"><text:span text:style-name="T1">2 -1.2961222E7 58.0</text:span></text:p>
      <text:p text:style-name="P2"><text:span text:style-name="T1">2 -1.2961222E7 58.0</text:span></text:p>
      <text:p text:style-name="P2"><text:span text:style-name="T1">1 -1.3290187E7 53.0</text:span></text:p>
      <text:p text:style-name="P2"><text:span text:style-name="T1">1 -1.3224394E7 54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 -1.3421773E7 51.0</text:span></text:p>
      <text:p text:style-name="P2"><text:span text:style-name="T1">0.0</text:span></text:p>
      <text:p text:style-name="P2"><text:span text:style-name="T1">0.0</text:span></text:p>
      <text:p text:style-name="P2"><text:span text:style-name="T1">0.0</text:span></text:p>
      <text:p text:style-name="P2"><text:span text:style-name="T1">0.0</text:span></text:p>
      <text:p text:style-name="P2"><text:span text:style-name="T1">false</text:span></text:p>
      <text:p text:style-name="P2"><text:span text:style-name="T1">false</text:span></text:p>
      <text:p text:style-name="P2"><text:span text:style-name="T1">false</text:span></text:p>
      <text:p text:style-name="P2"><text:span text:style-name="T1">false</text:span></text:p>
      <text:p text:style-name="P2"><text:span text:style-name="T1">false</text:span></text:p>
      <text:p text:style-name="P2"><text:span text:style-name="T1">Votre plante est en bonne santé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ilisateur </meta:initial-creator>
    <meta:creation-date>2014-03-15T22:54:09.923015804</meta:creation-date>
    <dc:date>2014-03-16T01:05:53.639712865</dc:date>
    <dc:creator>Utilisateur </dc:creator>
    <meta:editing-duration>PT53M6S</meta:editing-duration>
    <meta:editing-cycles>1</meta:editing-cycles>
    <meta:document-statistic meta:table-count="0" meta:image-count="0" meta:object-count="0" meta:page-count="189" meta:paragraph-count="11666" meta:word-count="19707" meta:character-count="236503" meta:non-whitespace-character-count="228462"/>
    <meta:generator>LibreOffice/4.1.3.2$Linux_x86 LibreOffice_project/410m0$Build-2</meta:generator>
  </office:meta>
</office:document-meta>
</file>